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fill="solid" draw:fill-color="#ffffff" draw:textarea-vertical-align="middle"/>
    </style:style>
    <style:style style:name="gr2" style:family="graphic" style:parent-style-name="standard">
      <style:graphic-properties draw:stroke="none" draw:fill="solid" draw:fill-color="#006600" draw:textarea-vertical-align="middle"/>
    </style:style>
    <style:style style:name="gr3" style:family="graphic" style:parent-style-name="standard">
      <style:graphic-properties draw:stroke="none" draw:stroke-dash="Dash_20_2" svg:stroke-width="0cm" draw:stroke-linejoin="none" svg:stroke-linecap="butt" draw:fill="solid" draw:fill-color="#ffffff"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draw:rect draw:style-name="gr1" draw:text-style-name="P1" draw:layer="layout" svg:width="17.272cm" svg:height="17.272cm" svg:x="2.662cm" svg:y="3.193cm" draw:corner-radius="1.27cm">
          <text:p/>
        </draw:rect>
        <draw:rect draw:style-name="gr2" draw:text-style-name="P1" draw:layer="layout" svg:width="16.51cm" svg:height="16.51cm" svg:x="3.062cm" svg:y="3.693cm" draw:corner-radius="1.27cm">
          <text:p/>
        </draw:rect>
        <draw:g>
          <draw:polygon draw:style-name="gr3" draw:text-style-name="P1" draw:layer="layout" svg:width="1.513cm" svg:height="2.69cm" svg:x="10.884cm" svg:y="6.015cm" svg:viewBox="0 0 1514 2691" draw:points="1514,0 1199,676 906,1349 635,2020 387,2691 0,2540 201,2111 402,1724 600,1374 795,1056">
            <text:p/>
          </draw:polygon>
          <draw:polygon draw:style-name="gr3" draw:text-style-name="P1" draw:layer="layout" svg:width="0.443cm" svg:height="0.29cm" svg:x="10.847cm" svg:y="8.501cm" svg:viewBox="0 0 444 291" draw:points="61,0 444,148 394,291 0,138">
            <text:p/>
          </draw:polygon>
          <draw:polygon draw:style-name="gr3" draw:text-style-name="P1" draw:layer="layout" svg:width="0.449cm" svg:height="0.293cm" svg:x="10.811cm" svg:y="8.584cm" svg:viewBox="0 0 450 294" draw:points="60,0 450,151 400,294 0,138">
            <text:p/>
          </draw:polygon>
          <draw:polygon draw:style-name="gr3" draw:text-style-name="P1" draw:layer="layout" svg:width="0.454cm" svg:height="0.295cm" svg:x="10.776cm" svg:y="8.668cm" svg:viewBox="0 0 455 296" draw:points="59,0 455,154 407,296 0,139">
            <text:p/>
          </draw:polygon>
          <draw:polygon draw:style-name="gr3" draw:text-style-name="P1" draw:layer="layout" svg:width="0.459cm" svg:height="0.297cm" svg:x="10.741cm" svg:y="8.751cm" svg:viewBox="0 0 460 298" draw:points="58,0 460,156 412,298 0,139">
            <text:p/>
          </draw:polygon>
          <draw:polygon draw:style-name="gr3" draw:text-style-name="P1" draw:layer="layout" svg:width="0.465cm" svg:height="0.3cm" svg:x="10.706cm" svg:y="8.836cm" svg:viewBox="0 0 466 301" draw:points="57,0 466,158 418,301 0,139">
            <text:p/>
          </draw:polygon>
          <draw:polygon draw:style-name="gr3" draw:text-style-name="P1" draw:layer="layout" svg:width="0.469cm" svg:height="0.302cm" svg:x="10.673cm" svg:y="8.92cm" svg:viewBox="0 0 470 303" draw:points="56,0 470,160 423,303 0,139">
            <text:p/>
          </draw:polygon>
          <draw:polygon draw:style-name="gr3" draw:text-style-name="P1" draw:layer="layout" svg:width="0.474cm" svg:height="0.305cm" svg:x="10.639cm" svg:y="9.004cm" svg:viewBox="0 0 475 306" draw:points="55,0 475,163 428,306 0,140">
            <text:p/>
          </draw:polygon>
          <draw:path draw:style-name="gr3" draw:text-style-name="P1" draw:layer="layout" svg:width="4.128cm" svg:height="1.708cm" svg:x="10.607cm" svg:y="9.088cm" svg:viewBox="0 0 4129 1709" svg:d="M54 0l425 165-46 143-433-168zM4129 1660l-80 49-29-11z">
            <text:p/>
          </draw:path>
          <draw:path draw:style-name="gr3" draw:text-style-name="P1" draw:layer="layout" svg:width="4.145cm" svg:height="1.684cm" svg:x="10.574cm" svg:y="9.173cm" svg:viewBox="0 0 4146 1685" svg:d="M54 0l430 167-46 144-438-170zM4140 1584l6 2-162 99-65-25z">
            <text:p/>
          </draw:path>
          <draw:path draw:style-name="gr3" draw:text-style-name="P1" draw:layer="layout" svg:width="4.079cm" svg:height="1.659cm" svg:x="10.543cm" svg:y="9.258cm" svg:viewBox="0 0 4080 1660" svg:d="M53 0l434 168-45 145-442-172zM4039 1545l41 15-161 100-100-39z">
            <text:p/>
          </draw:path>
          <draw:path draw:style-name="gr3" draw:text-style-name="P1" draw:layer="layout" svg:width="4.011cm" svg:height="1.635cm" svg:x="10.512cm" svg:y="9.344cm" svg:viewBox="0 0 4012 1636" svg:d="M52 0l439 170-44 145-447-174zM3934 1506l78 30-158 100-136-53z">
            <text:p/>
          </draw:path>
          <draw:path draw:style-name="gr3" draw:text-style-name="P1" draw:layer="layout" svg:width="3.946cm" svg:height="1.609cm" svg:x="10.481cm" svg:y="9.43cm" svg:viewBox="0 0 3947 1610" svg:d="M51 0l444 172-44 144-451-175zM3834 1466l113 44-156 100-170-65z">
            <text:p/>
          </draw:path>
          <draw:path draw:style-name="gr3" draw:text-style-name="P1" draw:layer="layout" svg:width="3.881cm" svg:height="1.585cm" svg:x="10.451cm" svg:y="9.515cm" svg:viewBox="0 0 3882 1586" svg:d="M50 0l448 174-43 144-455-176zM3735 1428l147 57-154 101-203-78z">
            <text:p/>
          </draw:path>
          <draw:path draw:style-name="gr3" draw:text-style-name="P1" draw:layer="layout" svg:width="3.818cm" svg:height="1.562cm" svg:x="10.421cm" svg:y="9.6cm" svg:viewBox="0 0 3819 1563" svg:d="M49 0l452 175-42 145-459-178zM3637 1390l182 71-153 102-234-91z">
            <text:p/>
          </draw:path>
          <draw:path draw:style-name="gr3" draw:text-style-name="P1" draw:layer="layout" svg:width="3.754cm" svg:height="1.538cm" svg:x="10.392cm" svg:y="9.686cm" svg:viewBox="0 0 3755 1539" svg:d="M48 0l457 177-42 145-463-180zM3541 1354l214 82-151 103-264-102z">
            <text:p/>
          </draw:path>
          <draw:path draw:style-name="gr3" draw:text-style-name="P1" draw:layer="layout" svg:width="3.69cm" svg:height="1.515cm" svg:x="10.363cm" svg:y="9.773cm" svg:viewBox="0 0 3691 1516" svg:d="M48 0l460 178-42 146-466-181zM3446 1318l245 95-150 103-291-113z">
            <text:p/>
          </draw:path>
          <draw:path draw:style-name="gr3" draw:text-style-name="P1" draw:layer="layout" svg:width="3.628cm" svg:height="1.492cm" svg:x="10.335cm" svg:y="9.859cm" svg:viewBox="0 0 3629 1493" svg:d="M47 0l464 180-41 146-470-182zM3355 1283l274 106-148 104-318-123z">
            <text:p/>
          </draw:path>
          <draw:path draw:style-name="gr3" draw:text-style-name="P1" draw:layer="layout" svg:width="3.567cm" svg:height="1.469cm" svg:x="10.307cm" svg:y="9.946cm" svg:viewBox="0 0 3568 1470" svg:d="M46 0l468 181-41 146-473-183zM3267 1248l301 117-147 105-341-132z">
            <text:p/>
          </draw:path>
          <draw:path draw:style-name="gr3" draw:text-style-name="P1" draw:layer="layout" svg:width="3.505cm" svg:height="1.446cm" svg:x="10.28cm" svg:y="10.032cm" svg:viewBox="0 0 3506 1447" svg:d="M46 0l471 183-40 146-477-185zM3180 1215l326 126-144 106-363-141z">
            <text:p/>
          </draw:path>
          <draw:path draw:style-name="gr3" draw:text-style-name="P1" draw:layer="layout" svg:width="3.445cm" svg:height="1.423cm" svg:x="10.253cm" svg:y="10.119cm" svg:viewBox="0 0 3446 1424" svg:d="M45 0l474 184-39 146-480-186zM3097 1183l349 135-143 106-381-148z">
            <text:p/>
          </draw:path>
          <draw:path draw:style-name="gr3" draw:text-style-name="P1" draw:layer="layout" svg:width="3.385cm" svg:height="1.401cm" svg:x="10.226cm" svg:y="10.206cm" svg:viewBox="0 0 3386 1402" svg:d="M44 0l478 185-38 146-484-187zM3017 1152l369 143-140 107-399-155z">
            <text:p/>
          </draw:path>
          <draw:path draw:style-name="gr3" draw:text-style-name="P1" draw:layer="layout" svg:width="3.325cm" svg:height="1.379cm" svg:x="10.2cm" svg:y="10.294cm" svg:viewBox="0 0 3326 1380" svg:d="M43 0l482 187-38 146-487-189zM2938 1122l388 151-139 107-414-161z">
            <text:p/>
          </draw:path>
          <draw:path draw:style-name="gr3" draw:text-style-name="P1" draw:layer="layout" svg:width="3.266cm" svg:height="1.357cm" svg:x="10.174cm" svg:y="10.381cm" svg:viewBox="0 0 3267 1358" svg:d="M42 0l485 188-37 146-490-190zM2863 1093l404 157-136 108-428-166z">
            <text:p/>
          </draw:path>
          <draw:path draw:style-name="gr3" draw:text-style-name="P1" draw:layer="layout" svg:width="3.209cm" svg:height="1.336cm" svg:x="10.149cm" svg:y="10.469cm" svg:viewBox="0 0 3210 1337" svg:d="M42 0l488 189-36 147-494-191zM2791 1065l419 163-135 109-440-171z">
            <text:p/>
          </draw:path>
          <draw:path draw:style-name="gr3" draw:text-style-name="P1" draw:layer="layout" svg:width="3.152cm" svg:height="1.315cm" svg:x="10.124cm" svg:y="10.556cm" svg:viewBox="0 0 3153 1316" svg:d="M41 0l492 191-36 147-497-192zM2721 1038l432 168-133 110-451-175z">
            <text:p/>
          </draw:path>
          <draw:path draw:style-name="gr3" draw:text-style-name="P1" draw:layer="layout" svg:width="3.097cm" svg:height="1.294cm" svg:x="10.099cm" svg:y="10.643cm" svg:viewBox="0 0 3098 1295" svg:d="M41 0l495 192-36 148-500-194zM2653 1012l445 173-132 110-460-178z">
            <text:p/>
          </draw:path>
          <draw:path draw:style-name="gr3" draw:text-style-name="P1" draw:layer="layout" svg:width="3.039cm" svg:height="1.272cm" svg:x="10.075cm" svg:y="10.733cm" svg:viewBox="0 0 3040 1273" svg:d="M40 0l498 193-35 147-503-195zM2586 987l454 176-127 110-468-181z">
            <text:p/>
          </draw:path>
          <draw:path draw:style-name="gr3" draw:text-style-name="P1" draw:layer="layout" svg:width="2.985cm" svg:height="1.253cm" svg:x="10.051cm" svg:y="10.82cm" svg:viewBox="0 0 2986 1254" svg:d="M39 0l502 194-35 148-506-196zM2523 963l463 180-127 111-475-184z">
            <text:p/>
          </draw:path>
          <draw:path draw:style-name="gr3" draw:text-style-name="P1" draw:layer="layout" svg:width="2.931cm" svg:height="1.233cm" svg:x="10.028cm" svg:y="10.909cm" svg:viewBox="0 0 2932 1234" svg:d="M39 0l505 195-34 149-510-198zM2462 939l470 182-125 113-480-186z">
            <text:p/>
          </draw:path>
          <draw:path draw:style-name="gr3" draw:text-style-name="P1" draw:layer="layout" svg:width="2.878cm" svg:height="1.213cm" svg:x="10.005cm" svg:y="10.997cm" svg:viewBox="0 0 2879 1214" svg:d="M38 0l508 197-33 148-513-199zM2403 916l476 185-123 113-485-188z">
            <text:p/>
          </draw:path>
          <draw:path draw:style-name="gr3" draw:text-style-name="P1" draw:layer="layout" svg:width="2.826cm" svg:height="1.194cm" svg:x="9.982cm" svg:y="11.085cm" svg:viewBox="0 0 2827 1195" svg:d="M38 0l511 198-33 149-516-201zM2346 894l481 187-122 114-487-189z">
            <text:p/>
          </draw:path>
          <draw:path draw:style-name="gr3" draw:text-style-name="P1" draw:layer="layout" svg:width="2.775cm" svg:height="1.175cm" svg:x="9.959cm" svg:y="11.174cm" svg:viewBox="0 0 2776 1176" svg:d="M37 0l515 199-32 150-520-202zM2290 873l486 188-120 115-491-190z">
            <text:p/>
          </draw:path>
          <draw:path draw:style-name="gr3" draw:text-style-name="P1" draw:layer="layout" svg:width="2.723cm" svg:height="1.157cm" svg:x="9.937cm" svg:y="11.263cm" svg:viewBox="0 0 2724 1158" svg:d="M37 0l517 201-31 150-523-203zM2235 853l489 189-118 116-492-191z">
            <text:p/>
          </draw:path>
          <draw:path draw:style-name="gr3" draw:text-style-name="P1" draw:layer="layout" svg:width="7.525cm" svg:height="2.872cm" svg:x="5.064cm" svg:y="9.618cm" svg:viewBox="0 0 7526 2873" svg:d="M581 225l-581-225 149 49 147 54 144 59zM1439 550l10 12-10-4zM4888 1734l521 202-31 149-527-204zM7034 2566l492 191-116 116-494-191z">
            <text:p/>
          </draw:path>
          <draw:path draw:style-name="gr3" draw:text-style-name="P1" draw:layer="layout" svg:width="7.458cm" svg:height="2.944cm" svg:x="5.06cm" svg:y="9.617cm" svg:viewBox="0 0 7459 2945" svg:d="M0 0l151 50 149 54 145 60 143 64 141 70 138 74 135 81 133 86-833-323zM1443 551l130 157-130-50zM4870 1825l525 203-30 150-531-206zM6966 2637l493 192-114 116-495-191z">
            <text:p/>
          </draw:path>
          <draw:path draw:style-name="gr3" draw:text-style-name="P1" draw:layer="layout" svg:width="7.276cm" svg:height="2.937cm" svg:x="5.173cm" svg:y="9.695cm" svg:viewBox="0 0 7277 2938" svg:d="M0 0l744 288 143 85 141 91 137 97 135 104-862-334zM1330 516l54 20 185 233-239-92zM4735 1835l528 205-29 150-534-207zM6783 2629l494 191-112 118-495-192z">
            <text:p/>
          </draw:path>
          <draw:path draw:style-name="gr3" draw:text-style-name="P1" draw:layer="layout" svg:width="6.93cm" svg:height="2.803cm" svg:x="5.451cm" svg:y="9.9cm" svg:viewBox="0 0 6931 2804" svg:d="M0 0l851 330 201 154v-76l168 65 175 229-1019-395zM4436 1719l531 206-28 150-538-208zM6436 2494l495 192-110 118-496-192z">
            <text:p/>
          </draw:path>
          <draw:path draw:style-name="gr3" draw:text-style-name="P1" draw:layer="layout" svg:width="6.626cm" svg:height="2.686cm" svg:x="5.688cm" svg:y="10.09cm" svg:viewBox="0 0 6627 2687" svg:d="M0 0l1090 422 166 226-927-360zM4178 1619l535 207-28 151-542-210zM6131 2376l496 192-108 119-496-192z">
            <text:p/>
          </draw:path>
          <draw:path draw:style-name="gr3" draw:text-style-name="P1" draw:layer="layout" svg:width="6.353cm" svg:height="2.583cm" svg:x="5.895cm" svg:y="10.267cm" svg:viewBox="0 0 6354 2584" svg:d="M283 265l-283-265 986 382 158 223-867-336zM3950 1532l539 209-27 150-546-211zM5858 2271l496 193-107 120-495-193z">
            <text:p/>
          </draw:path>
          <draw:path draw:style-name="gr3" draw:text-style-name="P1" draw:layer="layout" svg:width="6.112cm" svg:height="2.485cm" svg:x="6.07cm" svg:y="10.438cm" svg:viewBox="0 0 6113 2486" svg:d="M108 95l-98-95 899 348 152 220-1061-411zM3754 1451l543 210-26 152-550-213zM5618 2173l495 192-104 121-495-191z">
            <text:p/>
          </draw:path>
          <draw:path draw:style-name="gr3" draw:text-style-name="P1" draw:layer="layout" svg:width="6.097cm" svg:height="2.44cm" svg:x="6.022cm" svg:y="10.557cm" svg:viewBox="0 0 6098 2441" svg:d="M0 66l114-66 936 363 145 218-1095-424zM3782 1422l547 212-26 151-554-214zM5603 2127l495 192-103 122-494-192z">
            <text:p/>
          </draw:path>
          <draw:path draw:style-name="gr3" draw:text-style-name="P1" draw:layer="layout" svg:width="6.035cm" svg:height="2.456cm" svg:x="6.022cm" svg:y="10.615cm" svg:viewBox="0 0 6036 2457" svg:d="M0 8l14-8 1124 436 140 216-1010-392zM3762 1453l551 214-25 151-558-216zM5541 2143l495 191-101 123-494-192z">
            <text:p/>
          </draw:path>
          <draw:path draw:style-name="gr3" draw:text-style-name="P1" draw:layer="layout" svg:width="5.813cm" svg:height="2.375cm" svg:x="6.182cm" svg:y="10.77cm" svg:viewBox="0 0 5814 2376" svg:d="M0 0l1064 412 134 214-945-367zM3583 1388l555 216-24 151-563-218zM5320 2062l494 191-98 123-493-191z">
            <text:p/>
          </draw:path>
          <draw:path draw:style-name="gr3" draw:text-style-name="P1" draw:layer="layout" svg:width="5.593cm" svg:height="2.292cm" svg:x="6.342cm" svg:y="10.929cm" svg:viewBox="0 0 5594 2293" svg:d="M0 0l987 383 129 211-892-346zM3403 1320l560 217-24 152-567-220zM5100 1978l494 191-97 124-492-191z">
            <text:p/>
          </draw:path>
          <draw:path draw:style-name="gr3" draw:text-style-name="P1" draw:layer="layout" svg:width="5.394cm" svg:height="2.215cm" svg:x="6.482cm" svg:y="11.081cm" svg:viewBox="0 0 5395 2216" svg:d="M0 0l925 359 126 210-852-331zM3244 1258l564 219-23 152-572-222zM4902 1901l493 191-95 124-492-191z">
            <text:p/>
          </draw:path>
          <draw:path draw:style-name="gr3" draw:text-style-name="P1" draw:layer="layout" svg:width="5.21cm" svg:height="2.144cm" svg:x="6.608cm" svg:y="11.228cm" svg:viewBox="0 0 5211 2145" svg:d="M0 0l877 340 121 208-817-317zM3099 1201l569 221-22 152-577-224zM4719 1829l492 191-93 125-491-191z">
            <text:p/>
          </draw:path>
          <draw:path draw:style-name="gr3" draw:text-style-name="P1" draw:layer="layout" svg:width="5.041cm" svg:height="2.079cm" svg:x="6.721cm" svg:y="11.369cm" svg:viewBox="0 0 5042 2080" svg:d="M0 0l838 325 117 206-790-306zM2968 1150l574 222-22 153-582-225zM4550 1763l492 191-91 126-492-191z">
            <text:p/>
          </draw:path>
          <draw:path draw:style-name="gr3" draw:text-style-name="P1" draw:layer="layout" svg:width="4.883cm" svg:height="2.019cm" svg:x="6.823cm" svg:y="11.506cm" svg:viewBox="0 0 4884 2020" svg:d="M0 0l807 313 114 205-768-298zM2848 1104l578 224-21 153-587-227zM4393 1702l491 191-89 127-492-191z">
            <text:p/>
          </draw:path>
          <draw:path draw:style-name="gr3" draw:text-style-name="P1" draw:layer="layout" svg:width="4.735cm" svg:height="1.963cm" svg:x="6.918cm" svg:y="11.64cm" svg:viewBox="0 0 4736 1964" svg:d="M0 0l783 303 111 205-752-291zM2736 1060l583 226-21 154-592-229zM4244 1645l492 191-87 128-493-191z">
            <text:p/>
          </draw:path>
          <draw:path draw:style-name="gr3" draw:text-style-name="P1" draw:layer="layout" svg:width="4.593cm" svg:height="1.909cm" svg:x="7.006cm" svg:y="11.772cm" svg:viewBox="0 0 4594 1910" svg:d="M0 0l763 296 107 203-738-286zM2630 1020l588 228-20 154-597-232zM4102 1591l492 191-85 128-493-191z">
            <text:p/>
          </draw:path>
          <draw:path draw:style-name="gr3" draw:text-style-name="P1" draw:layer="layout" svg:width="4.458cm" svg:height="1.856cm" svg:x="7.089cm" svg:y="11.903cm" svg:viewBox="0 0 4459 1857" svg:d="M0 0l746 289 104 200-729-282zM2529 980l594 230-19 153-603-233zM3967 1537l492 191-82 129-495-192z">
            <text:p/>
          </draw:path>
          <draw:path draw:style-name="gr3" draw:text-style-name="P1" draw:layer="layout" svg:width="4.333cm" svg:height="1.808cm" svg:x="7.164cm" svg:y="12.029cm" svg:viewBox="0 0 4334 1809" svg:d="M0 0l734 284 101 201-720-279zM2436 944l600 232-19 154-608-235zM3840 1488l494 191-81 130-497-192z">
            <text:p/>
          </draw:path>
          <draw:path draw:style-name="gr3" draw:text-style-name="P1" draw:layer="layout" svg:width="4.213cm" svg:height="1.762cm" svg:x="7.235cm" svg:y="12.154cm" svg:viewBox="0 0 4214 1763" svg:d="M0 0l725 281 98 199-715-277zM2349 910l605 235-18 154-615-238zM3718 1441l496 192-80 130-498-193z">
            <text:p/>
          </draw:path>
          <draw:path draw:style-name="gr3" draw:text-style-name="P1" draw:layer="layout" svg:width="4.098cm" svg:height="1.719cm" svg:x="7.301cm" svg:y="12.277cm" svg:viewBox="0 0 4099 1720" svg:d="M0 0l718 278 96 199-712-276zM2266 878l610 237-17 154-620-240zM3602 1396l497 192-77 132-501-194z">
            <text:p/>
          </draw:path>
          <draw:path draw:style-name="gr3" draw:text-style-name="P1" draw:layer="layout" svg:width="3.987cm" svg:height="1.676cm" svg:x="7.364cm" svg:y="12.399cm" svg:viewBox="0 0 3988 1677" svg:d="M0 0l714 277 93 196-711-275zM2186 848l617 239-16 153-627-243zM3489 1353l499 194-74 130-504-195z">
            <text:p/>
          </draw:path>
          <draw:path draw:style-name="gr3" draw:text-style-name="P1" draw:layer="layout" svg:width="3.882cm" svg:height="1.638cm" svg:x="7.424cm" svg:y="12.519cm" svg:viewBox="0 0 3883 1639" svg:d="M0 0l712 276 91 197-712-276zM2111 818l623 242-16 156-634-246zM3382 1311l501 195-73 133-507-197z">
            <text:p/>
          </draw:path>
          <draw:path draw:style-name="gr3" draw:text-style-name="P1" draw:layer="layout" svg:width="3.781cm" svg:height="1.599cm" svg:x="7.48cm" svg:y="12.64cm" svg:viewBox="0 0 3782 1600" svg:d="M0 0l711 276 89 196-713-277zM2038 790l630 244-15 156-641-249zM3278 1270l504 196-72 134-510-198z">
            <text:p/>
          </draw:path>
          <draw:path draw:style-name="gr3" draw:text-style-name="P1" draw:layer="layout" svg:width="3.684cm" svg:height="1.562cm" svg:x="7.533cm" svg:y="12.758cm" svg:viewBox="0 0 3685 1563" svg:d="M0 0l712 276 86 195-716-278zM1969 763l636 247-14 156-647-251zM3177 1231l508 197-69 135-515-200z">
            <text:p/>
          </draw:path>
          <draw:path draw:style-name="gr3" draw:text-style-name="P1" draw:layer="layout" svg:width="3.591cm" svg:height="1.526cm" svg:x="7.584cm" svg:y="12.875cm" svg:viewBox="0 0 3592 1527" svg:d="M0 0l714 277 84 193-720-279zM1903 738l643 249-14 155-654-253zM3081 1194l511 198-67 135-520-201z">
            <text:p/>
          </draw:path>
          <draw:path draw:style-name="gr3" draw:text-style-name="P1" draw:layer="layout" svg:width="3.503cm" svg:height="1.492cm" svg:x="7.631cm" svg:y="12.991cm" svg:viewBox="0 0 3504 1493" svg:d="M0 0l718 278 81 193-725-281zM1840 713l650 252-13 156-662-256zM2987 1158l517 200-66 135-525-203z">
            <text:p/>
          </draw:path>
          <draw:path draw:style-name="gr3" draw:text-style-name="P1" draw:layer="layout" svg:width="3.416cm" svg:height="1.46cm" svg:x="7.677cm" svg:y="13.106cm" svg:viewBox="0 0 3417 1461" svg:d="M0 0l722 280 80 192-732-284zM1779 690l657 255-12 156-669-260zM2896 1123l521 202-64 136-530-205z">
            <text:p/>
          </draw:path>
          <draw:path draw:style-name="gr3" draw:text-style-name="P1" draw:layer="layout" svg:width="3.334cm" svg:height="1.428cm" svg:x="7.721cm" svg:y="13.222cm" svg:viewBox="0 0 3335 1429" svg:d="M0 0l728 282 77 190-739-286zM1721 667l664 257-11 156-677-262zM2808 1088l527 204-62 137-537-208z">
            <text:p/>
          </draw:path>
          <draw:path draw:style-name="gr3" draw:text-style-name="P1" draw:layer="layout" svg:width="3.255cm" svg:height="1.399cm" svg:x="7.762cm" svg:y="13.335cm" svg:viewBox="0 0 3256 1400" svg:d="M0 0l734 284 76 191-746-289zM1665 645l672 261-11 157-685-266zM2723 1055l533 207-59 138-545-211z">
            <text:p/>
          </draw:path>
          <draw:path draw:style-name="gr3" draw:text-style-name="P1" draw:layer="layout" svg:width="3.18cm" svg:height="1.371cm" svg:x="7.801cm" svg:y="13.447cm" svg:viewBox="0 0 3181 1372" svg:d="M0 0l741 287 74 190-754-292zM1612 625l679 263-10 158-693-269zM2641 1023l540 210-58 139-553-214z">
            <text:p/>
          </draw:path>
          <draw:path draw:style-name="gr3" draw:text-style-name="P1" draw:layer="layout" svg:width="3.107cm" svg:height="1.344cm" svg:x="7.838cm" svg:y="13.558cm" svg:viewBox="0 0 3108 1345" svg:d="M0 0l748 290 73 190-763-296zM1560 605l688 266-10 158-701-272zM2561 992l547 213-56 140-561-218z">
            <text:p/>
          </draw:path>
          <draw:path draw:style-name="gr3" draw:text-style-name="P1" draw:layer="layout" svg:width="3.037cm" svg:height="1.317cm" svg:x="7.874cm" svg:y="13.67cm" svg:viewBox="0 0 3038 1318" svg:d="M0 0l757 293 70 189-771-299zM1510 585l696 270-9 158-709-275zM2483 962l555 216-54 140-570-221z">
            <text:p/>
          </draw:path>
          <draw:path draw:style-name="gr3" draw:text-style-name="P1" draw:layer="layout" svg:width="2.969cm" svg:height="1.292cm" svg:x="7.908cm" svg:y="13.782cm" svg:viewBox="0 0 2970 1293" svg:d="M0 0l765 297 68 187-780-302zM1462 567l704 273-8 158-719-279zM2406 933l564 219-52 141-580-225z">
            <text:p/>
          </draw:path>
          <draw:path draw:style-name="gr3" draw:text-style-name="P1" draw:layer="layout" svg:width="2.904cm" svg:height="1.267cm" svg:x="7.941cm" svg:y="13.893cm" svg:viewBox="0 0 2905 1268" svg:d="M0 0l774 300 67 187-791-306zM1415 548l713 277-7 158-728-282zM2332 904l573 222-50 142-591-229z">
            <text:p/>
          </draw:path>
          <draw:path draw:style-name="gr3" draw:text-style-name="P1" draw:layer="layout" svg:width="2.843cm" svg:height="1.243cm" svg:x="7.972cm" svg:y="14.002cm" svg:viewBox="0 0 2844 1244" svg:d="M0 0l784 304 65 186-801-310zM1371 531l722 280-7 159-737-286zM2260 876l584 226-49 142-601-233z">
            <text:p/>
          </draw:path>
          <draw:path draw:style-name="gr3" draw:text-style-name="P1" draw:layer="layout" svg:width="2.784cm" svg:height="1.221cm" svg:x="8.001cm" svg:y="14.11cm" svg:viewBox="0 0 2785 1222" svg:d="M0 0l794 308 63 185-811-314zM1328 515l731 283-6 159-746-290zM2190 849l595 230-46 143-614-238z">
            <text:p/>
          </draw:path>
          <draw:path draw:style-name="gr3" draw:text-style-name="P1" draw:layer="layout" svg:width="2.727cm" svg:height="1.2cm" svg:x="8.029cm" svg:y="14.218cm" svg:viewBox="0 0 2728 1201" svg:d="M0 0l804 312 62 185-822-319zM1287 499l741 287-6 159-756-293zM2122 822l606 235-45 144-625-243z">
            <text:p/>
          </draw:path>
          <draw:path draw:style-name="gr3" draw:text-style-name="P1" draw:layer="layout" svg:width="2.672cm" svg:height="1.181cm" svg:x="8.057cm" svg:y="14.327cm" svg:viewBox="0 0 2673 1182" svg:d="M0 0l815 316 60 185-833-323zM1247 483l750 291-5 156 63-133 618 240-42 145-1406-545z">
            <text:p/>
          </draw:path>
          <draw:path draw:style-name="gr3" draw:text-style-name="P1" draw:layer="layout" svg:width="2.62cm" svg:height="1.161cm" svg:x="8.082cm" svg:y="14.434cm" svg:viewBox="0 0 2621 1162" svg:d="M0 0l825 320 59 184-844-327zM1208 468l760 295-2 60 25-51 630 244-41 146-1393-540z">
            <text:p/>
          </draw:path>
          <draw:path draw:style-name="gr3" draw:text-style-name="P1" draw:layer="layout" svg:width="2.57cm" svg:height="1.142cm" svg:x="8.107cm" svg:y="14.542cm" svg:viewBox="0 0 2571 1143" svg:d="M0 0l836 324 57 184-854-332zM1170 454l1401 543-39 146-1382-536z">
            <text:p/>
          </draw:path>
          <draw:path draw:style-name="gr3" draw:text-style-name="P1" draw:layer="layout" svg:width="2.523cm" svg:height="1.124cm" svg:x="8.131cm" svg:y="14.649cm" svg:viewBox="0 0 2524 1125" svg:d="M0 0l847 328 55 183-865-336zM1135 440l1389 538-37 147-1373-532z">
            <text:p/>
          </draw:path>
          <draw:path draw:style-name="gr3" draw:text-style-name="P1" draw:layer="layout" svg:width="2.477cm" svg:height="1.107cm" svg:x="8.153cm" svg:y="14.755cm" svg:viewBox="0 0 2478 1108" svg:d="M0 0l858 333 54 182-877-340zM1100 426l1378 535-35 147-1363-528z">
            <text:p/>
          </draw:path>
          <draw:path draw:style-name="gr3" draw:text-style-name="P1" draw:layer="layout" svg:width="2.435cm" svg:height="1.091cm" svg:x="8.175cm" svg:y="14.861cm" svg:viewBox="0 0 2436 1092" svg:d="M0 0l869 337 53 181-889-344zM1066 413l1370 531-34 148-1355-525z">
            <text:p/>
          </draw:path>
          <draw:path draw:style-name="gr3" draw:text-style-name="P1" draw:layer="layout" svg:width="2.393cm" svg:height="1.076cm" svg:x="8.195cm" svg:y="14.967cm" svg:viewBox="0 0 2394 1077" svg:d="M0 0l881 342 51 180-900-349zM1034 401l1360 527-31 149-1348-522z">
            <text:p/>
          </draw:path>
          <draw:path draw:style-name="gr3" draw:text-style-name="P1" draw:layer="layout" svg:width="2.354cm" svg:height="1.061cm" svg:x="8.215cm" svg:y="15.072cm" svg:viewBox="0 0 2355 1062" svg:d="M0 0l893 346 49 179-912-353zM1003 389l1352 524-29 149-1342-520z">
            <text:p/>
          </draw:path>
          <draw:path draw:style-name="gr3" draw:text-style-name="P1" draw:layer="layout" svg:width="2.318cm" svg:height="1.048cm" svg:x="8.233cm" svg:y="15.177cm" svg:viewBox="0 0 2319 1049" svg:d="M0 0l904 350 48 181-923-358zM973 377l1346 522-28 150-1338-518z">
            <text:p/>
          </draw:path>
          <draw:polygon draw:style-name="gr3" draw:text-style-name="P1" draw:layer="layout" svg:width="2.283cm" svg:height="1.036cm" svg:x="8.251cm" svg:y="15.281cm" svg:viewBox="0 0 2284 1037" draw:points="0,0 915,355 935,430 943,366 2284,885 2258,1037 27,172">
            <text:p/>
          </draw:polygon>
          <draw:polygon draw:style-name="gr3" draw:text-style-name="P1" draw:layer="layout" svg:width="2.25cm" svg:height="1.023cm" svg:x="8.268cm" svg:y="15.385cm" svg:viewBox="0 0 2251 1024" draw:points="0,0 2251,873 2227,1024 26,172">
            <text:p/>
          </draw:polygon>
          <draw:polygon draw:style-name="gr3" draw:text-style-name="P1" draw:layer="layout" svg:width="2.218cm" svg:height="1.011cm" svg:x="8.284cm" svg:y="15.49cm" svg:viewBox="0 0 2219 1012" draw:points="0,0 2219,861 2197,1012 25,170">
            <text:p/>
          </draw:polygon>
          <draw:polygon draw:style-name="gr3" draw:text-style-name="P1" draw:layer="layout" svg:width="2.19cm" svg:height="1.002cm" svg:x="8.299cm" svg:y="15.593cm" svg:viewBox="0 0 2191 1003" draw:points="0,0 2191,849 2170,1003 23,170">
            <text:p/>
          </draw:polygon>
          <draw:polygon draw:style-name="gr3" draw:text-style-name="P1" draw:layer="layout" svg:width="2.162cm" svg:height="0.991cm" svg:x="8.314cm" svg:y="15.697cm" svg:viewBox="0 0 2163 992" draw:points="0,0 2163,838 2144,992 22,170">
            <text:p/>
          </draw:polygon>
          <draw:polygon draw:style-name="gr3" draw:text-style-name="P1" draw:layer="layout" svg:width="2.137cm" svg:height="0.982cm" svg:x="8.327cm" svg:y="15.799cm" svg:viewBox="0 0 2138 983" draw:points="0,0 2138,829 2121,983 21,169">
            <text:p/>
          </draw:polygon>
          <draw:polygon draw:style-name="gr3" draw:text-style-name="P1" draw:layer="layout" svg:width="2.114cm" svg:height="0.974cm" svg:x="8.34cm" svg:y="15.901cm" svg:viewBox="0 0 2115 975" draw:points="0,0 2115,819 2099,975 20,169">
            <text:p/>
          </draw:polygon>
          <draw:polygon draw:style-name="gr3" draw:text-style-name="P1" draw:layer="layout" svg:width="2.092cm" svg:height="0.967cm" svg:x="8.353cm" svg:y="16.003cm" svg:viewBox="0 0 2093 968" draw:points="0,0 2093,811 2080,968 19,169">
            <text:p/>
          </draw:polygon>
          <draw:polygon draw:style-name="gr3" draw:text-style-name="P1" draw:layer="layout" svg:width="2.072cm" svg:height="0.913cm" svg:x="8.364cm" svg:y="16.106cm" svg:viewBox="0 0 2073 914" draw:points="0,0 2073,804 2064,914 1940,914 18,169">
            <text:p/>
          </draw:polygon>
          <draw:polygon draw:style-name="gr3" draw:text-style-name="P1" draw:layer="layout" svg:width="2.053cm" svg:height="0.81cm" svg:x="8.375cm" svg:y="16.209cm" svg:viewBox="0 0 2054 811" draw:points="0,0 2054,796 2053,811 1678,811 17,167">
            <text:p/>
          </draw:polygon>
          <draw:polygon draw:style-name="gr3" draw:text-style-name="P1" draw:layer="layout" svg:width="1.83cm" svg:height="0.709cm" svg:x="8.386cm" svg:y="16.31cm" svg:viewBox="0 0 1831 710" draw:points="0,0 1831,710 1416,710 16,167">
            <text:p/>
          </draw:polygon>
          <draw:polygon draw:style-name="gr3" draw:text-style-name="P1" draw:layer="layout" svg:width="1.57cm" svg:height="0.608cm" svg:x="8.395cm" svg:y="16.411cm" svg:viewBox="0 0 1571 609" draw:points="0,0 1571,609 1155,609 15,167">
            <text:p/>
          </draw:polygon>
          <draw:polygon draw:style-name="gr3" draw:text-style-name="P1" draw:layer="layout" svg:width="1.31cm" svg:height="0.507cm" svg:x="8.404cm" svg:y="16.512cm" svg:viewBox="0 0 1311 508" draw:points="0,0 1311,508 896,508 14,166">
            <text:p/>
          </draw:polygon>
          <draw:polygon draw:style-name="gr3" draw:text-style-name="P1" draw:layer="layout" svg:width="1.051cm" svg:height="0.407cm" svg:x="8.413cm" svg:y="16.612cm" svg:viewBox="0 0 1052 408" draw:points="0,0 1052,408 636,408 13,166">
            <text:p/>
          </draw:polygon>
          <draw:polygon draw:style-name="gr3" draw:text-style-name="P1" draw:layer="layout" svg:width="0.789cm" svg:height="0.305cm" svg:x="8.421cm" svg:y="16.714cm" svg:viewBox="0 0 790 306" draw:points="0,0 790,306 374,306 12,166">
            <text:p/>
          </draw:polygon>
          <draw:polygon draw:style-name="gr3" draw:text-style-name="P1" draw:layer="layout" svg:width="0.529cm" svg:height="0.204cm" svg:x="8.428cm" svg:y="16.815cm" svg:viewBox="0 0 530 205" draw:points="0,0 530,205 113,205 11,166">
            <text:p/>
          </draw:polygon>
          <draw:polygon draw:style-name="gr3" draw:text-style-name="P1" draw:layer="layout" svg:width="0.272cm" svg:height="0.105cm" svg:x="8.435cm" svg:y="16.914cm" svg:viewBox="0 0 273 106" draw:points="7,106 0,0 273,106">
            <text:p/>
          </draw:polygon>
          <draw:polygon draw:style-name="gr3" draw:text-style-name="P1" draw:layer="layout" svg:width="1.121cm" svg:height="0.185cm" svg:x="11.371cm" svg:y="16.834cm" svg:viewBox="0 0 1122 186" draw:points="0,186 8,0 1122,186">
            <text:p/>
          </draw:polygon>
          <draw:polygon draw:style-name="gr3" draw:text-style-name="P1" draw:layer="layout" svg:width="1.647cm" svg:height="0.274cm" svg:x="11.375cm" svg:y="16.745cm" svg:viewBox="0 0 1648 275" draw:points="7,0 1648,275 610,275 0,173">
            <text:p/>
          </draw:polygon>
          <draw:polygon draw:style-name="gr3" draw:text-style-name="P1" draw:layer="layout" svg:width="1.687cm" svg:height="0.36cm" svg:x="11.379cm" svg:y="16.659cm" svg:viewBox="0 0 1688 361" draw:points="5,0 1685,281 1688,361 1125,361 0,173">
            <text:p/>
          </draw:polygon>
          <draw:polygon draw:style-name="gr3" draw:text-style-name="P1" draw:layer="layout" svg:width="1.684cm" svg:height="0.447cm" svg:x="11.382cm" svg:y="16.572cm" svg:viewBox="0 0 1685 448" draw:points="4,0 1681,281 1685,448 1641,448 0,173">
            <text:p/>
          </draw:polygon>
          <draw:polygon draw:style-name="gr3" draw:text-style-name="P1" draw:layer="layout" svg:width="1.679cm" svg:height="0.454cm" svg:x="11.385cm" svg:y="16.484cm" svg:viewBox="0 0 1680 455" draw:points="3,0 1678,281 1680,455 0,173">
            <text:p/>
          </draw:polygon>
          <draw:polygon draw:style-name="gr3" draw:text-style-name="P1" draw:layer="layout" svg:width="1.677cm" svg:height="0.453cm" svg:x="11.386cm" svg:y="16.397cm" svg:viewBox="0 0 1678 454" draw:points="2,0 1678,281 1677,454 0,173">
            <text:p/>
          </draw:polygon>
          <draw:polygon draw:style-name="gr3" draw:text-style-name="P1" draw:layer="layout" svg:width="1.677cm" svg:height="0.453cm" svg:x="11.388cm" svg:y="16.31cm" svg:viewBox="0 0 1678 454" draw:points="1,0 1678,281 1675,454 0,174">
            <text:p/>
          </draw:polygon>
          <draw:polygon draw:style-name="gr3" draw:text-style-name="P1" draw:layer="layout" svg:width="1.68cm" svg:height="0.453cm" svg:x="11.388cm" svg:y="16.223cm" svg:viewBox="0 0 1681 454" draw:points="0,0 1681,282 1676,454 0,174">
            <text:p/>
          </draw:polygon>
          <draw:polygon draw:style-name="gr3" draw:text-style-name="P1" draw:layer="layout" svg:width="1.685cm" svg:height="0.454cm" svg:x="11.386cm" svg:y="16.134cm" svg:viewBox="0 0 1686 455" draw:points="0,0 1686,282 1679,455 2,174">
            <text:p/>
          </draw:polygon>
          <draw:polygon draw:style-name="gr3" draw:text-style-name="P1" draw:layer="layout" svg:width="1.691cm" svg:height="0.455cm" svg:x="11.385cm" svg:y="16.046cm" svg:viewBox="0 0 1692 456" draw:points="0,0 1692,283 1684,456 3,174">
            <text:p/>
          </draw:polygon>
          <draw:polygon draw:style-name="gr3" draw:text-style-name="P1" draw:layer="layout" svg:width="1.699cm" svg:height="0.456cm" svg:x="11.382cm" svg:y="15.959cm" svg:viewBox="0 0 1700 457" draw:points="0,0 1700,285 1690,457 4,175">
            <text:p/>
          </draw:polygon>
          <draw:polygon draw:style-name="gr3" draw:text-style-name="P1" draw:layer="layout" svg:width="1.708cm" svg:height="0.458cm" svg:x="11.379cm" svg:y="15.871cm" svg:viewBox="0 0 1709 459" draw:points="0,0 1709,287 1698,459 5,175">
            <text:p/>
          </draw:polygon>
          <draw:polygon draw:style-name="gr3" draw:text-style-name="P1" draw:layer="layout" svg:width="1.719cm" svg:height="0.459cm" svg:x="11.375cm" svg:y="15.782cm" svg:viewBox="0 0 1720 460" draw:points="0,0 1720,288 1707,460 7,175">
            <text:p/>
          </draw:polygon>
          <draw:polygon draw:style-name="gr3" draw:text-style-name="P1" draw:layer="layout" svg:width="1.73cm" svg:height="0.46cm" svg:x="11.371cm" svg:y="15.695cm" svg:viewBox="0 0 1731 461" draw:points="0,0 1731,290 1717,461 8,175">
            <text:p/>
          </draw:polygon>
          <draw:polygon draw:style-name="gr3" draw:text-style-name="P1" draw:layer="layout" svg:width="1.744cm" svg:height="0.463cm" svg:x="11.366cm" svg:y="15.606cm" svg:viewBox="0 0 1745 464" draw:points="0,0 1745,293 1729,464 9,176">
            <text:p/>
          </draw:polygon>
          <draw:polygon draw:style-name="gr3" draw:text-style-name="P1" draw:layer="layout" svg:width="1.758cm" svg:height="0.465cm" svg:x="11.361cm" svg:y="15.517cm" svg:viewBox="0 0 1759 466" draw:points="0,0 1759,295 1742,466 11,176">
            <text:p/>
          </draw:polygon>
          <draw:polygon draw:style-name="gr3" draw:text-style-name="P1" draw:layer="layout" svg:width="1.774cm" svg:height="0.467cm" svg:x="11.354cm" svg:y="15.429cm" svg:viewBox="0 0 1775 468" draw:points="0,0 620,104 623,118 623,104 1775,297 1757,468 12,176">
            <text:p/>
          </draw:polygon>
          <draw:polygon draw:style-name="gr3" draw:text-style-name="P1" draw:layer="layout" svg:width="1.791cm" svg:height="0.47cm" svg:x="11.347cm" svg:y="15.341cm" svg:viewBox="0 0 1792 471" draw:points="0,0 610,102 630,206 633,106 1792,300 1773,471 13,176">
            <text:p/>
          </draw:polygon>
          <draw:path draw:style-name="gr3" draw:text-style-name="P1" draw:layer="layout" svg:width="1.81cm" svg:height="0.473cm" svg:x="11.339cm" svg:y="15.252cm" svg:viewBox="0 0 1811 474" svg:d="M0 0l601 101 34 179-620-104zM645 108l1166 196-21 170-1152-193z">
            <text:p/>
          </draw:path>
          <draw:path draw:style-name="gr3" draw:text-style-name="P1" draw:layer="layout" svg:width="1.83cm" svg:height="0.476cm" svg:x="11.331cm" svg:y="15.162cm" svg:viewBox="0 0 1831 477" svg:d="M0 0l592 99 34 180-610-103zM656 110l1175 197-22 170-1159-194z">
            <text:p/>
          </draw:path>
          <draw:path draw:style-name="gr3" draw:text-style-name="P1" draw:layer="layout" svg:width="1.852cm" svg:height="0.479cm" svg:x="11.321cm" svg:y="15.074cm" svg:viewBox="0 0 1853 480" svg:d="M0 0l583 98 35 179-600-100zM669 112l1184 198-24 170-1167-195z">
            <text:p/>
          </draw:path>
          <draw:path draw:style-name="gr3" draw:text-style-name="P1" draw:layer="layout" svg:width="1.874cm" svg:height="0.484cm" svg:x="11.312cm" svg:y="14.984cm" svg:viewBox="0 0 1875 485" svg:d="M0 0l574 96 37 181-592-99zM683 114l1192 201-25 170-1174-197z">
            <text:p/>
          </draw:path>
          <draw:path draw:style-name="gr3" draw:text-style-name="P1" draw:layer="layout" svg:width="1.899cm" svg:height="0.487cm" svg:x="11.301cm" svg:y="14.895cm" svg:viewBox="0 0 1900 488" svg:d="M0 0l566 95 37 180-583-98zM698 117l1202 201-27 170-1183-199z">
            <text:p/>
          </draw:path>
          <draw:path draw:style-name="gr3" draw:text-style-name="P1" draw:layer="layout" svg:width="1.924cm" svg:height="0.491cm" svg:x="11.29cm" svg:y="14.806cm" svg:viewBox="0 0 1925 492" svg:d="M0 0l558 93 38 181-574-97zM713 119l1212 203-28 170-1192-200z">
            <text:p/>
          </draw:path>
          <draw:path draw:style-name="gr3" draw:text-style-name="P1" draw:layer="layout" svg:width="1.951cm" svg:height="0.495cm" svg:x="11.278cm" svg:y="14.717cm" svg:viewBox="0 0 1952 496" svg:d="M0 0l551 92 38 180-566-94zM730 122l1222 205-29 169-1202-201z">
            <text:p/>
          </draw:path>
          <draw:path draw:style-name="gr3" draw:text-style-name="P1" draw:layer="layout" svg:width="1.979cm" svg:height="0.5cm" svg:x="11.265cm" svg:y="14.627cm" svg:viewBox="0 0 1980 501" svg:d="M0 0l543 91 40 180-558-93zM747 125l1233 207-30 169-1212-203z">
            <text:p/>
          </draw:path>
          <draw:path draw:style-name="gr3" draw:text-style-name="P1" draw:layer="layout" svg:width="2.009cm" svg:height="0.504cm" svg:x="11.251cm" svg:y="14.537cm" svg:viewBox="0 0 2010 505" svg:d="M0 0l536 90 41 180-551-92zM766 128l1244 209-31 168-1222-205z">
            <text:p/>
          </draw:path>
          <draw:path draw:style-name="gr3" draw:text-style-name="P1" draw:layer="layout" svg:width="2.04cm" svg:height="0.509cm" svg:x="11.237cm" svg:y="14.447cm" svg:viewBox="0 0 2041 510" svg:d="M0 0l529 89 42 181-543-91zM786 132l820 137 1 27 6-26 428 72-33 168-1233-206z">
            <text:p/>
          </draw:path>
          <draw:path draw:style-name="gr3" draw:text-style-name="P1" draw:layer="layout" svg:width="2.072cm" svg:height="0.515cm" svg:x="11.221cm" svg:y="14.357cm" svg:viewBox="0 0 2073 516" svg:d="M0 0l523 88 43 181-537-90zM806 135l811 136 6 116 24-111 426 72-33 168-1244-209z">
            <text:p/>
          </draw:path>
          <draw:path draw:style-name="gr3" draw:text-style-name="P1" draw:layer="layout" svg:width="2.106cm" svg:height="0.52cm" svg:x="11.205cm" svg:y="14.266cm" svg:viewBox="0 0 2107 521" svg:d="M0 0l517 87 43 181-529-89zM828 139l800 134 9 175-820-137zM1684 282l423 71-35 168-427-72z">
            <text:p/>
          </draw:path>
          <draw:path draw:style-name="gr3" draw:text-style-name="P1" draw:layer="layout" svg:width="2.141cm" svg:height="0.526cm" svg:x="11.189cm" svg:y="14.177cm" svg:viewBox="0 0 2142 527" svg:d="M0 0l511 86 44 181-522-88zM850 142l790 133 9 175-810-136zM1721 288l421 71-36 168-426-72z">
            <text:p/>
          </draw:path>
          <draw:path draw:style-name="gr3" draw:text-style-name="P1" draw:layer="layout" svg:width="2.178cm" svg:height="0.531cm" svg:x="11.171cm" svg:y="14.087cm" svg:viewBox="0 0 2179 532" svg:d="M0 0l505 85 46 181-517-87zM874 146l780 131 8 175-800-134zM1760 295l419 70-37 167-424-71z">
            <text:p/>
          </draw:path>
          <draw:path draw:style-name="gr3" draw:text-style-name="P1" draw:layer="layout" svg:width="2.217cm" svg:height="0.539cm" svg:x="11.152cm" svg:y="13.995cm" svg:viewBox="0 0 2218 540" svg:d="M0 0l500 84 47 182-511-85zM900 151l769 129 8 176-790-133zM1802 302l416 69-39 169-422-70z">
            <text:p/>
          </draw:path>
          <draw:path draw:style-name="gr3" draw:text-style-name="P1" draw:layer="layout" svg:width="2.256cm" svg:height="0.544cm" svg:x="11.133cm" svg:y="13.905cm" svg:viewBox="0 0 2257 545" svg:d="M0 0l494 83 48 182-504-85zM925 155l760 127 7 175-780-130zM1844 309l413 69-39 167-420-70z">
            <text:p/>
          </draw:path>
          <draw:path draw:style-name="gr3" draw:text-style-name="P1" draw:layer="layout" svg:width="2.298cm" svg:height="0.551cm" svg:x="11.113cm" svg:y="13.814cm" svg:viewBox="0 0 2299 552" svg:d="M0 0l490 82 49 182-500-84zM952 159l750 126 6 175-769-129zM1887 316l412 69-42 167-416-70z">
            <text:p/>
          </draw:path>
          <draw:path draw:style-name="gr3" draw:text-style-name="P1" draw:layer="layout" svg:width="2.34cm" svg:height="0.558cm" svg:x="11.092cm" svg:y="13.723cm" svg:viewBox="0 0 2341 559" svg:d="M0 0l484 81 51 183-494-83zM980 164l740 124 6 175-759-127zM1933 324l408 69-42 166-414-69z">
            <text:p/>
          </draw:path>
          <draw:path draw:style-name="gr3" draw:text-style-name="P1" draw:layer="layout" svg:width="2.385cm" svg:height="0.565cm" svg:x="11.07cm" svg:y="13.631cm" svg:viewBox="0 0 2386 566" svg:d="M0 0l480 80 52 183-489-82zM1010 169l730 122 5 175-750-125zM1980 332l406 68-44 166-411-69z">
            <text:p/>
          </draw:path>
          <draw:path draw:style-name="gr3" draw:text-style-name="P1" draw:layer="layout" svg:width="2.43cm" svg:height="0.572cm" svg:x="11.047cm" svg:y="13.541cm" svg:viewBox="0 0 2431 573" svg:d="M0 0l476 80 53 182-485-81zM1040 174l720 121 4 174-739-124zM2028 340l403 67-45 166-408-68z">
            <text:p/>
          </draw:path>
          <draw:path draw:style-name="gr3" draw:text-style-name="P1" draw:layer="layout" svg:width="2.478cm" svg:height="0.58cm" svg:x="11.024cm" svg:y="13.45cm" svg:viewBox="0 0 2479 581" svg:d="M0 0l472 79 54 183-480-81zM1072 180l710 118 4 175-730-122zM2078 348l401 67-47 166-405-68z">
            <text:p/>
          </draw:path>
          <draw:path draw:style-name="gr3" draw:text-style-name="P1" draw:layer="layout" svg:width="2.527cm" svg:height="0.59cm" svg:x="10.999cm" svg:y="13.357cm" svg:viewBox="0 0 2528 591" svg:d="M0 0l468 78 56 185-476-80zM1104 185l701 117 3 176-719-121zM2130 357l398 66-48 168-403-68z">
            <text:p/>
          </draw:path>
          <draw:path draw:style-name="gr3" draw:text-style-name="P1" draw:layer="layout" svg:width="2.578cm" svg:height="0.597cm" svg:x="10.973cm" svg:y="13.266cm" svg:viewBox="0 0 2579 598" svg:d="M0 0l464 78 58 183-472-79zM1139 191l690 115 3 175-710-119zM2183 366l396 66-49 166-401-67z">
            <text:p/>
          </draw:path>
          <draw:path draw:style-name="gr3" draw:text-style-name="P1" draw:layer="layout" svg:width="2.629cm" svg:height="0.605cm" svg:x="10.947cm" svg:y="13.174cm" svg:viewBox="0 0 2630 606" svg:d="M0 0l461 77 59 184-468-78zM1174 197l680 114 3 174-701-117zM2236 375l394 66-50 165-398-67z">
            <text:p/>
          </draw:path>
          <draw:path draw:style-name="gr3" draw:text-style-name="P1" draw:layer="layout" svg:width="2.683cm" svg:height="0.614cm" svg:x="10.919cm" svg:y="13.082cm" svg:viewBox="0 0 2684 615" svg:d="M0 0l458 77 60 184-464-78zM1211 203l671 113 1 174-690-116zM2293 384l391 66-51 165-396-66z">
            <text:p/>
          </draw:path>
          <draw:path draw:style-name="gr3" draw:text-style-name="P1" draw:layer="layout" svg:width="2.739cm" svg:height="0.623cm" svg:x="10.891cm" svg:y="12.989cm" svg:viewBox="0 0 2740 624" svg:d="M0 0l455 76 61 184-460-77zM1248 209l661 111 1 174-680-114zM2350 394l390 65-53 165-394-66z">
            <text:p/>
          </draw:path>
          <draw:path draw:style-name="gr3" draw:text-style-name="P1" draw:layer="layout" svg:width="2.796cm" svg:height="0.632cm" svg:x="10.861cm" svg:y="12.897cm" svg:viewBox="0 0 2797 633" svg:d="M0 0l452 76 63 184-458-77zM1287 216l652 109v174l-670-113zM2408 403l389 65-54 165-392-65z">
            <text:p/>
          </draw:path>
          <draw:path draw:style-name="gr3" draw:text-style-name="P1" draw:layer="layout" svg:width="2.854cm" svg:height="0.642cm" svg:x="10.832cm" svg:y="12.806cm" svg:viewBox="0 0 2855 643" svg:d="M0 0l449 75 65 185-455-76zM1327 222l643 108-1 174-662-111zM2468 413l387 65-56 165-390-66z">
            <text:p/>
          </draw:path>
          <draw:path draw:style-name="gr3" draw:text-style-name="P1" draw:layer="layout" svg:width="2.916cm" svg:height="0.653cm" svg:x="10.799cm" svg:y="12.711cm" svg:viewBox="0 0 2917 654" svg:d="M0 0l447 75 67 186-452-76zM1370 229l633 106-1 175-652-109zM2531 424l386 65-58 165-388-65z">
            <text:p/>
          </draw:path>
          <draw:path draw:style-name="gr3" draw:text-style-name="P1" draw:layer="layout" svg:width="2.977cm" svg:height="0.662cm" svg:x="10.767cm" svg:y="12.619cm" svg:viewBox="0 0 2978 663" svg:d="M0 0l444 74 69 186-449-75zM1412 237l624 104-2 174-642-108zM2593 434l385 65-58 164-387-65z">
            <text:p/>
          </draw:path>
          <draw:path draw:style-name="gr3" draw:text-style-name="P1" draw:layer="layout" svg:width="3.041cm" svg:height="0.672cm" svg:x="10.734cm" svg:y="12.526cm" svg:viewBox="0 0 3042 673" svg:d="M0 0l442 74 70 186-446-75zM1457 244l614 103-3 173-632-106zM2658 445l384 65-60 163-386-64z">
            <text:p/>
          </draw:path>
          <draw:path draw:style-name="gr3" draw:text-style-name="P1" draw:layer="layout" svg:width="3.107cm" svg:height="0.684cm" svg:x="10.699cm" svg:y="12.433cm" svg:viewBox="0 0 3108 685" svg:d="M0 0l440 74 72 186-444-75zM1503 252l605 102-4 173-624-105zM2724 457l384 64-62 164-384-65z">
            <text:p/>
          </draw:path>
          <draw:path draw:style-name="gr3" draw:text-style-name="P1" draw:layer="layout" svg:width="3.175cm" svg:height="0.694cm" svg:x="10.663cm" svg:y="12.339cm" svg:viewBox="0 0 3176 695" svg:d="M0 0l438 73 74 186-442-74zM1550 260l596 100-4 172-615-102zM2792 468l384 64-63 163-384-64z">
            <text:p/>
          </draw:path>
          <draw:path draw:style-name="gr3" draw:text-style-name="P1" draw:layer="layout" svg:width="3.243cm" svg:height="0.706cm" svg:x="10.627cm" svg:y="12.246cm" svg:viewBox="0 0 3244 707" svg:d="M0 0l436 73 76 186-440-73zM1598 268l588 98-5 173-606-101zM2860 479l384 64-63 164-384-65z">
            <text:p/>
          </draw:path>
          <draw:path draw:style-name="gr3" draw:text-style-name="P1" draw:layer="layout" svg:width="3.314cm" svg:height="0.717cm" svg:x="10.589cm" svg:y="12.153cm" svg:viewBox="0 0 3315 718" svg:d="M0 0l433 73 79 186-438-73zM1648 276l579 97-6 173-597-100zM2930 491l385 64-65 163-384-64z">
            <text:p/>
          </draw:path>
          <draw:path draw:style-name="gr3" draw:text-style-name="P1" draw:layer="layout" svg:width="3.388cm" svg:height="0.729cm" svg:x="10.549cm" svg:y="12.057cm" svg:viewBox="0 0 3389 730" svg:d="M0 0l432 72 80 188-435-73zM1701 285l569 95-7 173-587-98zM3004 503l385 65-66 162-385-64z">
            <text:p/>
          </draw:path>
          <draw:path draw:style-name="gr3" draw:text-style-name="P1" draw:layer="layout" svg:width="3.462cm" svg:height="0.742cm" svg:x="10.509cm" svg:y="11.963cm" svg:viewBox="0 0 3463 743" svg:d="M0 0l429 72 83 188-433-73zM1753 294l561 94-8 172-578-97zM3077 515l386 65-68 163-384-65z">
            <text:p/>
          </draw:path>
          <draw:path draw:style-name="gr3" draw:text-style-name="P1" draw:layer="layout" svg:width="3.539cm" svg:height="0.754cm" svg:x="10.468cm" svg:y="11.87cm" svg:viewBox="0 0 3540 755" svg:d="M0 0l427 72 86 188-432-73zM1807 303l553 92-9 173-569-96zM3152 528l388 65-70 162-385-64z">
            <text:p/>
          </draw:path>
          <draw:path draw:style-name="gr3" draw:text-style-name="P1" draw:layer="layout" svg:width="3.618cm" svg:height="0.768cm" svg:x="10.425cm" svg:y="11.774cm" svg:viewBox="0 0 3619 769" svg:d="M0 0l425 71 88 189-430-72zM1864 313l544 91-10 172-561-94zM3228 541l391 66-71 162-387-65z">
            <text:p/>
          </draw:path>
          <draw:path draw:style-name="gr3" draw:text-style-name="P1" draw:layer="layout" svg:width="3.699cm" svg:height="0.78cm" svg:x="10.381cm" svg:y="11.679cm" svg:viewBox="0 0 3700 781" svg:d="M0 0l423 71 90 189-427-72zM1922 322l536 90-11 172-553-93zM3308 554l392 66-72 161-389-65z">
            <text:p/>
          </draw:path>
          <draw:path draw:style-name="gr3" draw:text-style-name="P1" draw:layer="layout" svg:width="3.781cm" svg:height="0.794cm" svg:x="10.337cm" svg:y="11.585cm" svg:viewBox="0 0 3782 795" svg:d="M0 0l421 70 93 190-425-71zM1981 332l527 88-11 172-544-91zM3387 567l395 66-74 162-390-65z">
            <text:p/>
          </draw:path>
          <draw:path draw:style-name="gr3" draw:text-style-name="P1" draw:layer="layout" svg:width="3.865cm" svg:height="0.808cm" svg:x="10.29cm" svg:y="11.49cm" svg:viewBox="0 0 3866 809" svg:d="M0 0l418 70 96 190-423-71zM2041 342l520 87-12 172-536-90zM3468 581l398 67-75 161-393-66z">
            <text:p/>
          </draw:path>
          <draw:path draw:style-name="gr3" draw:text-style-name="P1" draw:layer="layout" svg:width="3.953cm" svg:height="0.822cm" svg:x="10.242cm" svg:y="11.393cm" svg:viewBox="0 0 3954 823" svg:d="M0 0l415 70 99 190-420-70zM2105 353l512 85-14 172-527-88zM3553 595l401 67-77 161-395-66z">
            <text:p/>
          </draw:path>
          <draw:path draw:style-name="gr3" draw:text-style-name="P1" draw:layer="layout" svg:width="4.041cm" svg:height="0.837cm" svg:x="10.194cm" svg:y="11.299cm" svg:viewBox="0 0 4042 838" svg:d="M0 0l413 69 101 191-418-70zM2169 363l503 85-14 171-520-87zM3637 609l405 68-78 161-398-67z">
            <text:p/>
          </draw:path>
          <draw:path draw:style-name="gr3" draw:text-style-name="P1" draw:layer="layout" svg:width="4.132cm" svg:height="0.852cm" svg:x="10.143cm" svg:y="11.203cm" svg:viewBox="0 0 4133 853" svg:d="M0 0l410 69 104 191-415-70zM2235 374l496 83-16 172-511-86zM3724 624l409 68-80 161-401-68z">
            <text:p/>
          </draw:path>
          <draw:path draw:style-name="gr3" draw:text-style-name="P1" draw:layer="layout" svg:width="4.227cm" svg:height="0.868cm" svg:x="10.092cm" svg:y="11.106cm" svg:viewBox="0 0 4228 869" svg:d="M0 0l405 68 109 192-413-69zM2302 386l489 82-17 171-503-84zM3812 639l416 70-37 68-46 92-406-68z">
            <text:p/>
          </draw:path>
          <draw:path draw:style-name="gr3" draw:text-style-name="P1" draw:layer="layout" svg:width="4.329cm" svg:height="0.883cm" svg:x="10.038cm" svg:y="11.01cm" svg:viewBox="0 0 4330 884" svg:d="M0 0l402 67 111 193-409-69zM2373 398l481 80-18 171-496-83zM3903 654l427 71-49 81-20 35-17 32-5 11-409-69z">
            <text:p/>
          </draw:path>
          <draw:path draw:style-name="gr3" draw:text-style-name="P1" draw:layer="layout" svg:width="4.433cm" svg:height="0.899cm" svg:x="9.984cm" svg:y="10.914cm" svg:viewBox="0 0 4434 900" svg:d="M0 0l398 67 114 193-405-68zM2444 409l473 80-19 170-488-81zM3995 669l439 74-98 157-416-70z">
            <text:p/>
          </draw:path>
          <draw:path draw:style-name="gr3" draw:text-style-name="P1" draw:layer="layout" svg:width="4.542cm" svg:height="0.918cm" svg:x="9.928cm" svg:y="10.816cm" svg:viewBox="0 0 4543 919" svg:d="M0 0l393 66 119 195-402-67zM2517 422l467 79-20 171-481-81zM4090 686l453 76-103 157-426-71z">
            <text:p/>
          </draw:path>
          <draw:path draw:style-name="gr3" draw:text-style-name="P1" draw:layer="layout" svg:width="4.653cm" svg:height="0.935cm" svg:x="9.871cm" svg:y="10.719cm" svg:viewBox="0 0 4654 936" svg:d="M0 0l387 65 123 194-397-66zM2593 434l460 77-22 171-473-80zM4186 701l468 78-105 157-439-74z">
            <text:p/>
          </draw:path>
          <draw:path draw:style-name="gr3" draw:text-style-name="P1" draw:layer="layout" svg:width="4.764cm" svg:height="0.953cm" svg:x="9.813cm" svg:y="10.622cm" svg:viewBox="0 0 4765 954" svg:d="M0 0l381 64 127 195-393-66zM2669 447l453 76-22 170-467-78zM4282 717l483 81-106 156-454-76z">
            <text:p/>
          </draw:path>
          <draw:path draw:style-name="gr3" draw:text-style-name="P1" draw:layer="layout" svg:width="4.879cm" svg:height="0.972cm" svg:x="9.752cm" svg:y="10.525cm" svg:viewBox="0 0 4880 973" svg:d="M0 0l376 63 130 196-388-65zM2748 460l446 75-23 170-460-77zM4382 734l498 83-108 156-468-78z">
            <text:p/>
          </draw:path>
          <draw:path draw:style-name="gr3" draw:text-style-name="P1" draw:layer="layout" svg:width="4.996cm" svg:height="0.993cm" svg:x="9.69cm" svg:y="10.426cm" svg:viewBox="0 0 4997 994" svg:d="M0 0l368 62 135 196-381-64zM2830 475l439 73-24 170-453-76zM4484 752l513 86-109 156-483-81z">
            <text:p/>
          </draw:path>
          <draw:path draw:style-name="gr3" draw:text-style-name="P1" draw:layer="layout" svg:width="5.115cm" svg:height="1.011cm" svg:x="9.626cm" svg:y="10.328cm" svg:viewBox="0 0 5116 1012" svg:d="M0 0l360 60 140 198-376-63zM2913 488l433 73-25 169-447-75zM4588 769l528 88-109 155-498-83z">
            <text:p/>
          </draw:path>
          <draw:path draw:style-name="gr3" draw:text-style-name="P1" draw:layer="layout" svg:width="5.235cm" svg:height="1.031cm" svg:x="9.562cm" svg:y="10.231cm" svg:viewBox="0 0 5236 1032" svg:d="M0 0l351 59 145 198-368-62zM2998 502l427 72-27 169-440-74zM4694 786l542 91-110 155-513-85z">
            <text:p/>
          </draw:path>
          <draw:path draw:style-name="gr3" draw:text-style-name="P1" draw:layer="layout" svg:width="5.357cm" svg:height="1.054cm" svg:x="9.494cm" svg:y="10.131cm" svg:viewBox="0 0 5358 1055" svg:d="M0 0l341 57 150 201-359-60zM3086 518l421 70-29 170-433-72zM4802 806l556 93-110 156-528-89z">
            <text:p/>
          </draw:path>
          <draw:path draw:style-name="gr3" draw:text-style-name="P1" draw:layer="layout" svg:width="5.482cm" svg:height="1.073cm" svg:x="9.426cm" svg:y="10.032cm" svg:viewBox="0 0 5483 1074" svg:d="M0 0l330 55 155 200-351-59zM3176 532l415 69-30 169-426-71zM4913 823l570 95-110 156-542-91z">
            <text:p/>
          </draw:path>
          <draw:path draw:style-name="gr3" draw:text-style-name="P1" draw:layer="layout" svg:width="5.606cm" svg:height="1.094cm" svg:x="9.356cm" svg:y="9.934cm" svg:viewBox="0 0 5607 1095" svg:d="M0 0l318 53 160 201-340-57zM3267 547l409 69-31 168-421-70zM5024 842l583 97-110 156-556-94z">
            <text:p/>
          </draw:path>
          <draw:path draw:style-name="gr3" draw:text-style-name="P1" draw:layer="layout" svg:width="5.732cm" svg:height="1.115cm" svg:x="9.285cm" svg:y="9.835cm" svg:viewBox="0 0 5733 1116" svg:d="M0 0l306 51 165 202-330-56zM3360 563l404 68-32 168-415-70zM5138 861l595 99-109 156-570-96z">
            <text:p/>
          </draw:path>
          <draw:path draw:style-name="gr3" draw:text-style-name="P1" draw:layer="layout" svg:width="5.861cm" svg:height="1.138cm" svg:x="9.21cm" svg:y="9.734cm" svg:viewBox="0 0 5862 1139" svg:d="M0 0l292 49 171 203-318-54zM3458 580l398 67-34 168-408-69zM5257 882l605 101-108 156-583-98z">
            <text:p/>
          </draw:path>
          <draw:path draw:style-name="gr3" draw:text-style-name="P1" draw:layer="layout" svg:width="5.991cm" svg:height="1.159cm" svg:x="9.135cm" svg:y="9.634cm" svg:viewBox="0 0 5992 1160" svg:d="M0 0l276 46 178 204-305-51zM3557 596l393 66-35 168-404-68zM5376 901l485 81-2 2 3-2 130 22-108 156-595-100z">
            <text:p/>
          </draw:path>
          <draw:path draw:style-name="gr3" draw:text-style-name="P1" draw:layer="layout" svg:width="6.12cm" svg:height="1.18cm" svg:x="9.058cm" svg:y="9.534cm" svg:viewBox="0 0 6121 1181" svg:d="M0 0l260 44 184 204-292-49zM3657 613l388 65-36 167-398-66zM5497 921l499 83-59 79 133-66 51 8-105 156-606-101z">
            <text:p/>
          </draw:path>
          <draw:path draw:style-name="gr3" draw:text-style-name="P1" draw:layer="layout" svg:width="6.233cm" svg:height="1.204cm" svg:x="8.977cm" svg:y="9.432cm" svg:viewBox="0 0 6234 1205" svg:d="M0 0l242 41 190 205-276-46zM3763 631l382 64-38 168-392-66zM5623 943l517 87-68 81-28 37-26 35-484-81zM6234 1077l-84 128-130-22z">
            <text:p/>
          </draw:path>
          <draw:path draw:style-name="gr3" draw:text-style-name="P1" draw:layer="layout" svg:width="6.314cm" svg:height="1.225cm" svg:x="8.896cm" svg:y="9.331cm" svg:viewBox="0 0 6315 1226" svg:d="M0 0l223 37 196 207-259-43zM3869 648l378 63-40 168-388-65zM5750 963l538 90-129 152-499-83zM6315 1178l-31 48-50-8z">
            <text:p/>
          </draw:path>
          <draw:path draw:style-name="gr3" draw:text-style-name="P1" draw:layer="layout" svg:width="6.439cm" svg:height="1.229cm" svg:x="8.813cm" svg:y="9.23cm" svg:viewBox="0 0 6440 1230" svg:d="M0 0l203 34 202 208-242-41zM3977 666l374 63-41 167-383-65zM5880 985l560 94-135 151-517-87z">
            <text:p/>
          </draw:path>
          <draw:path draw:style-name="gr3" draw:text-style-name="P1" draw:layer="layout" svg:width="6.594cm" svg:height="1.254cm" svg:x="8.728cm" svg:y="9.129cm" svg:viewBox="0 0 6595 1255" svg:d="M0 0l182 31 209 208-223-37zM4088 685l370 62-43 166-378-63zM6012 1007l158 27-5 13 11-12 419 70-138 150-538-90z">
            <text:p/>
          </draw:path>
          <draw:path draw:style-name="gr3" draw:text-style-name="P1" draw:layer="layout" svg:width="6.755cm" svg:height="1.282cm" svg:x="8.64cm" svg:y="9.026cm" svg:viewBox="0 0 6756 1283" svg:d="M0 0l160 27 215 210-203-34zM4204 704l365 61-45 168-373-63zM6149 1030l139 23-34 97 79-89 423 71-142 151-561-94z">
            <text:p/>
          </draw:path>
          <draw:path draw:style-name="gr3" draw:text-style-name="P1" draw:layer="layout" svg:width="6.917cm" svg:height="1.308cm" svg:x="8.55cm" svg:y="8.923cm" svg:viewBox="0 0 6918 1309" svg:d="M0 0l138 23 220 211-182-31zM4321 724l361 60-46 167-369-62zM6288 1053l119 20-58 164-158-26zM6491 1087l427 72-143 150-419-70z">
            <text:p/>
          </draw:path>
          <draw:path draw:style-name="gr3" draw:text-style-name="P1" draw:layer="layout" svg:width="7.081cm" svg:height="1.335cm" svg:x="8.458cm" svg:y="8.821cm" svg:viewBox="0 0 7082 1336" svg:d="M0 0l115 19 226 212-160-27zM4441 744l356 59-47 166-365-61zM6429 1077l99 16-59 164-138-23zM6651 1114l431 72-145 150-422-71z">
            <text:p/>
          </draw:path>
          <draw:path draw:style-name="gr3" draw:text-style-name="P1" draw:layer="layout" svg:width="7.249cm" svg:height="1.364cm" svg:x="8.363cm" svg:y="8.717cm" svg:viewBox="0 0 7250 1365" svg:d="M0 0l91 15 231 213-137-23zM4565 766l353 59-49 165-361-60zM6576 1103l76 13-58 164-119-20zM6816 1143l434 73-146 149-426-71z">
            <text:p/>
          </draw:path>
          <draw:path draw:style-name="gr3" draw:text-style-name="P1" draw:layer="layout" svg:width="7.42cm" svg:height="1.391cm" svg:x="8.266cm" svg:y="8.613cm" svg:viewBox="0 0 7421 1392" svg:d="M0 0l68 11 236 214-114-19zM4691 786l349 58-50 166-357-60zM6726 1127l53 9-58 163-99-16zM6983 1170l438 73-146 149-430-72z">
            <text:p/>
          </draw:path>
          <draw:path draw:style-name="gr3" draw:text-style-name="P1" draw:layer="layout" svg:width="7.591cm" svg:height="1.42cm" svg:x="8.168cm" svg:y="8.51cm" svg:viewBox="0 0 7592 1421" svg:d="M0 0l46 8 239 213-90-15zM4820 807l346 58-53 165-353-59zM6878 1152l29 5-59 164-76-13zM7150 1198l442 74-146 149-434-73z">
            <text:p/>
          </draw:path>
          <draw:path draw:style-name="gr3" draw:text-style-name="P1" draw:layer="layout" svg:width="7.764cm" svg:height="1.449cm" svg:x="8.067cm" svg:y="8.406cm" svg:viewBox="0 0 7765 1450" svg:d="M0 0l25 4 242 215-68-12zM4951 829l343 58-54 164-350-58zM7034 1178l3 1-59 164-53-9zM7320 1226l445 75-145 149-438-73z">
            <text:p/>
          </draw:path>
          <draw:path draw:style-name="gr3" draw:text-style-name="P1" draw:layer="layout" svg:width="7.943cm" svg:height="1.481cm" svg:x="7.961cm" svg:y="8.3cm" svg:viewBox="0 0 7944 1482" svg:d="M0 0l5 1 245 215-46-8zM5089 852l340 57-56 166-347-58zM7145 1277l-32 90-28-5zM7497 1256l345 57-15 16 28-13 89 14-145 152-442-74z">
            <text:p/>
          </draw:path>
          <draw:path draw:style-name="gr3" draw:text-style-name="P1" draw:layer="layout" svg:width="8.039cm" svg:height="1.432cm" svg:x="7.934cm" svg:y="8.272cm" svg:viewBox="0 0 8040 1433" svg:d="M0 0l155 136-24-4zM5148 798l337 57-57 164-344-58zM7173 1305l-3 6h-2zM7593 1208l347 58-86 91 158-79 28 5-141 150-444-74z">
            <text:p/>
          </draw:path>
          <draw:path draw:style-name="gr3" draw:text-style-name="P1" draw:layer="layout" svg:width="8.071cm" svg:height="1.358cm" svg:x="7.934cm" svg:y="8.272cm" svg:viewBox="0 0 8072 1359" svg:d="M0 0l33 29-5-1zM5181 717l335 56-59 164-341-57zM7664 1133l349 59-143 149-345-57zM8072 1249l-100 110-90-15z">
            <text:p/>
          </draw:path>
          <draw:path draw:style-name="gr3" draw:text-style-name="P1" draw:layer="layout" svg:width="2.937cm" svg:height="0.647cm" svg:x="13.083cm" svg:y="8.907cm" svg:viewBox="0 0 2938 648" svg:d="M67 0l332 56-62 163-337-56zM2584 422l354 60-146 149-347-58zM2923 613l-31 35-29-5z">
            <text:p/>
          </draw:path>
          <draw:path draw:style-name="gr3" draw:text-style-name="P1" draw:layer="layout" svg:width="2.981cm" svg:height="0.636cm" svg:x="13.116cm" svg:y="8.825cm" svg:viewBox="0 0 2982 637" svg:d="M69 0l329 55-63 163-335-56zM2622 428l126 21-1 6 7-5 228 38-149 149-350-59z">
            <text:p/>
          </draw:path>
          <draw:path draw:style-name="gr3" draw:text-style-name="P1" draw:layer="layout" svg:width="3.025cm" svg:height="0.642cm" svg:x="13.15cm" svg:y="8.744cm" svg:viewBox="0 0 3026 643" svg:d="M70 0l327 55-65 163-332-56zM2657 433l70 12-14 91 110-75 203 34-153 148-355-59z">
            <text:p/>
          </draw:path>
          <draw:path draw:style-name="gr3" draw:text-style-name="P1" draw:layer="layout" svg:width="3.654cm" svg:height="3.874cm" svg:x="13.184cm" svg:y="5.437cm" svg:viewBox="0 0 3655 3875" svg:d="M3030 0l-471 380-430 393-391 406-352 422-316 436-280 452-247 468-213 486-330-56 336-693 359-596 377-507 389-430 396-364 398-307 392-263zM2709 3647l-30 189-126-21zM3655 3236l-196 154-188 159-182 161-175 165-229-38 388-255 301-188 147-86z">
            <text:p/>
          </draw:path>
          <draw:polygon draw:style-name="gr3" draw:text-style-name="P1" draw:layer="layout" svg:width="11.383cm" svg:height="10.867cm" svg:x="5.758cm" svg:y="6.152cm" svg:viewBox="0 0 11384 10868" draw:points="647,5087 1466,5849 1867,6259 2267,6728 2669,7284 3078,7958 3497,8778 3929,9775 3765,8153 3469,6680 3059,5338 2555,4111 1978,2980 1347,1929 681,942 0,0 1178,1409 1761,2172 2346,3080 2935,4211 3534,5644 4147,7457 4776,9730 4955,8429 5206,7231 5527,6134 5915,5133 6367,4223 6880,3402 7159,3023 7452,2665 7759,2327 8079,2008 7527,2715 7036,3495 6609,4352 6250,5290 5964,6314 5754,7429 5625,8641 5580,9953 5803,9302 6059,8739 6345,8258 6658,7855 6994,7525 7351,7263 7725,7064 8114,6925 8515,6840 8924,6804 9338,6813 9755,6862 10171,6946 10583,7061 10988,7202 11384,7364 10648,7189 9981,7088 9381,7057 8843,7090 8364,7184 7942,7333 7572,7533 7251,7779 6977,8067 6746,8393 6554,8751 6398,9137 6275,9546 6182,9974 6115,10416 6071,10868 3259,10868 3234,10351 3183,9865 3106,9409 3005,8979 2883,8574 2741,8192 2581,7829 2405,7484 2013,6838 1579,6235">
            <text:p/>
          </draw:polygon>
          <draw:path draw:style-name="gr3" draw:text-style-name="P1" draw:layer="layout" svg:width="5.206cm" svg:height="1.704cm" svg:x="10.04cm" svg:y="7.4cm" svg:viewBox="0 0 5207 1705" svg:d="M0 0l717 1657-197 48zM5207 247l-192 359-30 7z">
            <text:p/>
          </draw:path>
          <draw:path draw:style-name="gr3" draw:text-style-name="P1" draw:layer="layout" svg:width="4.576cm" svg:height="1.319cm" svg:x="10.535cm" svg:y="7.898cm" svg:viewBox="0 0 4577 1320" svg:d="M0 1120l187-46 80 194-210 52zM4557 5l20-5-129 246-42 10z">
            <text:p/>
          </draw:path>
          <draw:path draw:style-name="gr3" draw:text-style-name="P1" draw:layer="layout" svg:width="4.47cm" svg:height="1.293cm" svg:x="10.567cm" svg:y="8.036cm" svg:viewBox="0 0 4471 1294" svg:d="M0 1094l200-49 78 195-221 54zM4439 8l32-8-126 244-55 14z">
            <text:p/>
          </draw:path>
          <draw:path draw:style-name="gr3" draw:text-style-name="P1" draw:layer="layout" svg:width="4.367cm" svg:height="1.268cm" svg:x="10.599cm" svg:y="8.174cm" svg:viewBox="0 0 4368 1269" svg:d="M0 1069l212-52 77 195-233 57zM4323 11l45-11-125 244-68 17z">
            <text:p/>
          </draw:path>
          <draw:path draw:style-name="gr3" draw:text-style-name="P1" draw:layer="layout" svg:width="4.265cm" svg:height="1.242cm" svg:x="10.63cm" svg:y="8.311cm" svg:viewBox="0 0 4266 1243" svg:d="M0 1042l224-54 75 195-243 60zM4209 14l57-14-122 244-81 20z">
            <text:p/>
          </draw:path>
          <draw:path draw:style-name="gr3" draw:text-style-name="P1" draw:layer="layout" svg:width="4.166cm" svg:height="1.219cm" svg:x="10.662cm" svg:y="8.446cm" svg:viewBox="0 0 4167 1220" svg:d="M0 1020l235-58 73 196-253 62zM4096 17l71-17-120 243-94 23z">
            <text:p/>
          </draw:path>
          <draw:path draw:style-name="gr3" draw:text-style-name="P1" draw:layer="layout" svg:width="4.067cm" svg:height="1.195cm" svg:x="10.693cm" svg:y="8.582cm" svg:viewBox="0 0 4068 1196" svg:d="M0 995l245-60 72 197-263 64zM3984 21l84-21-117 243-108 26z">
            <text:p/>
          </draw:path>
          <draw:path draw:style-name="gr3" draw:text-style-name="P1" draw:layer="layout" svg:width="3.97cm" svg:height="1.172cm" svg:x="10.724cm" svg:y="8.719cm" svg:viewBox="0 0 3971 1173" svg:d="M0 972l255-63 70 197-271 67zM3873 24l98-24-114 242-122 30z">
            <text:p/>
          </draw:path>
          <draw:path draw:style-name="gr3" draw:text-style-name="P1" draw:layer="layout" svg:width="3.875cm" svg:height="1.148cm" svg:x="10.754cm" svg:y="8.855cm" svg:viewBox="0 0 3876 1149" svg:d="M0 948l265-64 68 197-280 68zM3764 27l112-27-112 241-136 34z">
            <text:p/>
          </draw:path>
          <draw:path draw:style-name="gr3" draw:text-style-name="P1" draw:layer="layout" svg:width="3.782cm" svg:height="1.126cm" svg:x="10.784cm" svg:y="8.99cm" svg:viewBox="0 0 3783 1127" svg:d="M0 926l273-67 68 197-289 71zM3658 31l125-31-110 241-148 36z">
            <text:p/>
          </draw:path>
          <draw:path draw:style-name="gr3" draw:text-style-name="P1" draw:layer="layout" svg:width="3.69cm" svg:height="1.102cm" svg:x="10.813cm" svg:y="9.126cm" svg:viewBox="0 0 3691 1103" svg:d="M0 902l282-69 66 197-297 73zM3553 34l138-34-107 240-161 39z">
            <text:p/>
          </draw:path>
          <draw:path draw:style-name="gr3" draw:text-style-name="P1" draw:layer="layout" svg:width="3.602cm" svg:height="1.082cm" svg:x="10.842cm" svg:y="9.259cm" svg:viewBox="0 0 3603 1083" svg:d="M0 882l290-71 64 198-303 74zM3451 37l152-37-105 240-174 42z">
            <text:p/>
          </draw:path>
          <draw:path draw:style-name="gr3" draw:text-style-name="P1" draw:layer="layout" svg:width="3.514cm" svg:height="1.061cm" svg:x="10.871cm" svg:y="9.393cm" svg:viewBox="0 0 3515 1062" svg:d="M0 860l298-73 63 199-311 76zM3351 40l164-40-103 239-186 45z">
            <text:p/>
          </draw:path>
          <draw:path draw:style-name="gr3" draw:text-style-name="P1" draw:layer="layout" svg:width="3.427cm" svg:height="1.04cm" svg:x="10.899cm" svg:y="9.528cm" svg:viewBox="0 0 3428 1041" svg:d="M0 839l305-75 62 199-318 78zM3252 43l176-43-100 238-198 49z">
            <text:p/>
          </draw:path>
          <draw:path draw:style-name="gr3" draw:text-style-name="P1" draw:layer="layout" svg:width="3.343cm" svg:height="1.019cm" svg:x="10.927cm" svg:y="9.661cm" svg:viewBox="0 0 3344 1020" svg:d="M0 818l312-76 62 199-326 79zM3155 46l189-46-98 238-209 51z">
            <text:p/>
          </draw:path>
          <draw:path draw:style-name="gr3" draw:text-style-name="P1" draw:layer="layout" svg:width="3.259cm" svg:height="0.999cm" svg:x="10.954cm" svg:y="9.795cm" svg:viewBox="0 0 3260 1000" svg:d="M0 798l320-78 59 198-331 82zM3060 49l200-49-95 237-220 54z">
            <text:p/>
          </draw:path>
          <draw:path draw:style-name="gr3" draw:text-style-name="P1" draw:layer="layout" svg:width="3.179cm" svg:height="0.978cm" svg:x="10.981cm" svg:y="9.928cm" svg:viewBox="0 0 3180 979" svg:d="M0 777l326-80 59 200-338 82zM2969 52l211-52-93 237-230 56z">
            <text:p/>
          </draw:path>
          <draw:path draw:style-name="gr3" draw:text-style-name="P1" draw:layer="layout" svg:width="3.101cm" svg:height="0.961cm" svg:x="11.007cm" svg:y="10.059cm" svg:viewBox="0 0 3102 962" svg:d="M0 759l333-82 58 200-345 85zM2880 54l222-54-91 236-241 59z">
            <text:p/>
          </draw:path>
          <draw:path draw:style-name="gr3" draw:text-style-name="P1" draw:layer="layout" svg:width="3.023cm" svg:height="0.941cm" svg:x="11.033cm" svg:y="10.192cm" svg:viewBox="0 0 3024 942" svg:d="M0 740l340-83 57 199-352 86zM2791 57l233-57-88 235-251 61z">
            <text:p/>
          </draw:path>
          <draw:path draw:style-name="gr3" draw:text-style-name="P1" draw:layer="layout" svg:width="2.947cm" svg:height="0.923cm" svg:x="11.059cm" svg:y="10.324cm" svg:viewBox="0 0 2948 924" svg:d="M0 721l346-84 56 200-358 87zM2705 59l243-59-86 235-260 64z">
            <text:p/>
          </draw:path>
          <draw:path draw:style-name="gr3" draw:text-style-name="P1" draw:layer="layout" svg:width="2.873cm" svg:height="0.905cm" svg:x="11.084cm" svg:y="10.457cm" svg:viewBox="0 0 2874 906" svg:d="M0 703l353-86 55 200-364 89zM2621 62l253-62-83 234-270 66z">
            <text:p/>
          </draw:path>
          <draw:path draw:style-name="gr3" draw:text-style-name="P1" draw:layer="layout" svg:width="2.802cm" svg:height="0.889cm" svg:x="11.109cm" svg:y="10.588cm" svg:viewBox="0 0 2803 890" svg:d="M0 685l359-88 55 202-371 91zM2541 64l262-64-82 235-278 68z">
            <text:p/>
          </draw:path>
          <draw:path draw:style-name="gr3" draw:text-style-name="P1" draw:layer="layout" svg:width="2.731cm" svg:height="0.87cm" svg:x="11.133cm" svg:y="10.719cm" svg:viewBox="0 0 2732 871" svg:d="M0 668l366-90 54 201-378 92zM2461 66l271-66-79 233-287 70z">
            <text:p/>
          </draw:path>
          <draw:path draw:style-name="gr3" draw:text-style-name="P1" draw:layer="layout" svg:width="2.663cm" svg:height="0.854cm" svg:x="11.157cm" svg:y="10.849cm" svg:viewBox="0 0 2664 855" svg:d="M0 652l373-91 53 200-385 94zM2384 69l280-69-77 232-295 73z">
            <text:p/>
          </draw:path>
          <draw:path draw:style-name="gr3" draw:text-style-name="P1" draw:layer="layout" svg:width="2.596cm" svg:height="0.839cm" svg:x="11.18cm" svg:y="10.98cm" svg:viewBox="0 0 2597 840" svg:d="M0 635l379-92 53 201-392 96zM2308 71l289-71-75 232-303 74z">
            <text:p/>
          </draw:path>
          <draw:path draw:style-name="gr3" draw:text-style-name="P1" draw:layer="layout" svg:width="2.53cm" svg:height="0.822cm" svg:x="11.203cm" svg:y="11.11cm" svg:viewBox="0 0 2531 823" svg:d="M0 619l386-94 52 201-399 97zM2235 73l296-73-72 231-311 76z">
            <text:p/>
          </draw:path>
          <draw:path draw:style-name="gr3" draw:text-style-name="P1" draw:layer="layout" svg:width="2.467cm" svg:height="0.807cm" svg:x="11.225cm" svg:y="11.24cm" svg:viewBox="0 0 2468 808" svg:d="M0 604l393-96 51 201-405 99zM2163 75l305-75-70 231-320 78z">
            <text:p/>
          </draw:path>
          <draw:path draw:style-name="gr3" draw:text-style-name="P1" draw:layer="layout" svg:width="2.406cm" svg:height="0.792cm" svg:x="11.246cm" svg:y="11.369cm" svg:viewBox="0 0 2407 793" svg:d="M0 588l400-98 51 202-413 101zM2094 76l313-76-68 231-327 79z">
            <text:p/>
          </draw:path>
          <draw:path draw:style-name="gr3" draw:text-style-name="P1" draw:layer="layout" svg:width="2.346cm" svg:height="0.778cm" svg:x="11.268cm" svg:y="11.498cm" svg:viewBox="0 0 2347 779" svg:d="M0 574l407-99 50 201-420 103zM2026 78l321-78-66 231-334 81z">
            <text:p/>
          </draw:path>
          <draw:path draw:style-name="gr3" draw:text-style-name="P1" draw:layer="layout" svg:width="2.288cm" svg:height="0.764cm" svg:x="11.289cm" svg:y="11.627cm" svg:viewBox="0 0 2289 765" svg:d="M0 560l415-101 49 201-428 105zM1960 80l329-80-64 230-342 83z">
            <text:p/>
          </draw:path>
          <draw:path draw:style-name="gr3" draw:text-style-name="P1" draw:layer="layout" svg:width="2.231cm" svg:height="0.751cm" svg:x="11.309cm" svg:y="11.756cm" svg:viewBox="0 0 2232 752" svg:d="M0 546l422-103 49 202-436 107zM1896 82l336-82-61 229-350 85z">
            <text:p/>
          </draw:path>
          <draw:path draw:style-name="gr3" draw:text-style-name="P1" draw:layer="layout" svg:width="2.176cm" svg:height="0.737cm" svg:x="11.329cm" svg:y="11.885cm" svg:viewBox="0 0 2177 738" svg:d="M0 533l430-106 49 202-445 109zM1834 84l343-84-60 228-356 88z">
            <text:p/>
          </draw:path>
          <draw:path draw:style-name="gr3" draw:text-style-name="P1" draw:layer="layout" svg:width="2.123cm" svg:height="0.724cm" svg:x="11.349cm" svg:y="12.013cm" svg:viewBox="0 0 2124 725" svg:d="M0 520l438-108 48 203-453 110zM1773 86l351-86-58 228-364 89z">
            <text:p/>
          </draw:path>
          <draw:path draw:style-name="gr3" draw:text-style-name="P1" draw:layer="layout" svg:width="2.071cm" svg:height="0.711cm" svg:x="11.367cm" svg:y="12.14cm" svg:viewBox="0 0 2072 712" svg:d="M0 506l446-109 48 202-461 113zM1714 87l358-87-55 227-371 91z">
            <text:p/>
          </draw:path>
          <draw:path draw:style-name="gr3" draw:text-style-name="P1" draw:layer="layout" svg:width="2.022cm" svg:height="0.7cm" svg:x="11.386cm" svg:y="12.267cm" svg:viewBox="0 0 2023 701" svg:d="M0 495l455-111 47 202-470 115zM1657 89l366-89-54 227-378 92z">
            <text:p/>
          </draw:path>
          <draw:path draw:style-name="gr3" draw:text-style-name="P1" draw:layer="layout" svg:width="1.973cm" svg:height="0.688cm" svg:x="11.404cm" svg:y="12.394cm" svg:viewBox="0 0 1974 689" svg:d="M0 483l463-113 47 202-479 117zM1602 91l372-91-51 227-386 94z">
            <text:p/>
          </draw:path>
          <draw:path draw:style-name="gr3" draw:text-style-name="P1" draw:layer="layout" svg:width="1.926cm" svg:height="0.677cm" svg:x="11.421cm" svg:y="12.522cm" svg:viewBox="0 0 1927 678" svg:d="M0 472l472-116 47 203-489 119zM1548 93l379-93-49 226-393 96z">
            <text:p/>
          </draw:path>
          <draw:path draw:style-name="gr3" draw:text-style-name="P1" draw:layer="layout" svg:width="1.881cm" svg:height="0.666cm" svg:x="11.439cm" svg:y="12.649cm" svg:viewBox="0 0 1882 667" svg:d="M0 461l481-118 47 202-499 122zM1495 95l387-95-47 226-400 97z">
            <text:p/>
          </draw:path>
          <draw:path draw:style-name="gr3" draw:text-style-name="P1" draw:layer="layout" svg:width="1.837cm" svg:height="0.655cm" svg:x="11.455cm" svg:y="12.776cm" svg:viewBox="0 0 1838 656" svg:d="M0 450l491-120 46 202-509 124zM1444 97l394-97-45 225-408 99z">
            <text:p/>
          </draw:path>
          <draw:path draw:style-name="gr3" draw:text-style-name="P1" draw:layer="layout" svg:width="1.796cm" svg:height="0.645cm" svg:x="11.471cm" svg:y="12.901cm" svg:viewBox="0 0 1797 646" svg:d="M0 439l501-122 45 203-518 126zM1395 98l402-98-44 225-415 101z">
            <text:p/>
          </draw:path>
          <draw:path draw:style-name="gr3" draw:text-style-name="P1" draw:layer="layout" svg:width="1.755cm" svg:height="0.636cm" svg:x="11.487cm" svg:y="13.026cm" svg:viewBox="0 0 1756 637" svg:d="M0 430l510-125 46 203-529 129zM1347 100l409-100-41 224-423 104z">
            <text:p/>
          </draw:path>
          <draw:path draw:style-name="gr3" draw:text-style-name="P1" draw:layer="layout" svg:width="1.716cm" svg:height="0.627cm" svg:x="11.502cm" svg:y="13.152cm" svg:viewBox="0 0 1717 628" svg:d="M0 420l521-127 45 203-540 132zM1301 102l416-102-39 224-431 105z">
            <text:p/>
          </draw:path>
          <draw:path draw:style-name="gr3" draw:text-style-name="P1" draw:layer="layout" svg:width="1.679cm" svg:height="0.618cm" svg:x="11.517cm" svg:y="13.278cm" svg:viewBox="0 0 1680 619" svg:d="M0 411l531-130 45 203-551 135zM1255 104l425-104-38 223-439 108z">
            <text:p/>
          </draw:path>
          <draw:path draw:style-name="gr3" draw:text-style-name="P1" draw:layer="layout" svg:width="1.643cm" svg:height="0.609cm" svg:x="11.531cm" svg:y="13.403cm" svg:viewBox="0 0 1644 610" svg:d="M0 402l542-132 45 202-563 138zM1212 106l432-106-36 222-446 110z">
            <text:p/>
          </draw:path>
          <draw:path draw:style-name="gr3" draw:text-style-name="P1" draw:layer="layout" svg:width="1.608cm" svg:height="0.601cm" svg:x="11.545cm" svg:y="13.528cm" svg:viewBox="0 0 1609 602" svg:d="M0 394l554-136 44 203-574 141zM1169 108l440-108-34 222-454 112z">
            <text:p/>
          </draw:path>
          <draw:path draw:style-name="gr3" draw:text-style-name="P1" draw:layer="layout" svg:width="1.576cm" svg:height="0.593cm" svg:x="11.558cm" svg:y="13.652cm" svg:viewBox="0 0 1577 594" svg:d="M0 385l565-138 44 203-586 144zM1129 109l448-109-33 222-462 113z">
            <text:p/>
          </draw:path>
          <draw:path draw:style-name="gr3" draw:text-style-name="P1" draw:layer="layout" svg:width="1.544cm" svg:height="0.585cm" svg:x="11.571cm" svg:y="13.776cm" svg:viewBox="0 0 1545 586" svg:d="M0 378l577-141 43 203-598 146zM1089 112l456-112-31 221-471 115z">
            <text:p/>
          </draw:path>
          <draw:path draw:style-name="gr3" draw:text-style-name="P1" draw:layer="layout" svg:width="1.514cm" svg:height="0.579cm" svg:x="11.583cm" svg:y="13.9cm" svg:viewBox="0 0 1515 580" svg:d="M0 371l589-144 43 203-611 150zM1051 114l464-114-29 221-480 117z">
            <text:p/>
          </draw:path>
          <draw:path draw:style-name="gr3" draw:text-style-name="P1" draw:layer="layout" svg:width="1.485cm" svg:height="0.571cm" svg:x="11.595cm" svg:y="14.025cm" svg:viewBox="0 0 1486 572" svg:d="M0 364l601-147 43 202-624 153zM1013 116l473-116-27 220-489 120z">
            <text:p/>
          </draw:path>
          <draw:path draw:style-name="gr3" draw:text-style-name="P1" draw:layer="layout" svg:width="1.458cm" svg:height="0.565cm" svg:x="11.607cm" svg:y="14.149cm" svg:viewBox="0 0 1459 566" svg:d="M0 357l614-150 43 203-638 156zM978 118l481-118-26 220-497 122z">
            <text:p/>
          </draw:path>
          <draw:path draw:style-name="gr3" draw:text-style-name="P1" draw:layer="layout" svg:width="1.432cm" svg:height="0.559cm" svg:x="11.618cm" svg:y="14.272cm" svg:viewBox="0 0 1433 560" svg:d="M0 351l627-154 43 204-651 159zM943 120l490-120-24 220-507 124z">
            <text:p/>
          </draw:path>
          <draw:path draw:style-name="gr3" draw:text-style-name="P1" draw:layer="layout" svg:width="1.408cm" svg:height="0.552cm" svg:x="11.628cm" svg:y="14.395cm" svg:viewBox="0 0 1409 553" svg:d="M0 344l641-156 42 203-665 162zM910 122l499-122-23 219-515 126z">
            <text:p/>
          </draw:path>
          <draw:path draw:style-name="gr3" draw:text-style-name="P1" draw:layer="layout" svg:width="1.385cm" svg:height="0.548cm" svg:x="11.639cm" svg:y="14.517cm" svg:viewBox="0 0 1386 549" svg:d="M0 339l654-160 42 204-679 166zM877 124l509-124-22 219-525 129z">
            <text:p/>
          </draw:path>
          <draw:path draw:style-name="gr3" draw:text-style-name="P1" draw:layer="layout" svg:width="1.363cm" svg:height="0.542cm" svg:x="11.648cm" svg:y="14.641cm" svg:viewBox="0 0 1364 543" svg:d="M0 334l668-164 42 203-694 170zM846 127l518-127-20 218-535 131z">
            <text:p/>
          </draw:path>
          <draw:path draw:style-name="gr3" draw:text-style-name="P1" draw:layer="layout" svg:width="1.342cm" svg:height="0.538cm" svg:x="11.658cm" svg:y="14.763cm" svg:viewBox="0 0 1343 539" svg:d="M0 329l683-167 41 203-708 174zM816 129l527-129-18 218-545 134z">
            <text:p/>
          </draw:path>
          <draw:path draw:style-name="gr3" draw:text-style-name="P1" draw:layer="layout" svg:width="1.322cm" svg:height="0.533cm" svg:x="11.666cm" svg:y="14.886cm" svg:viewBox="0 0 1323 534" svg:d="M0 324l697-171 42 204-724 177zM787 131l536-131-17 218-553 136z">
            <text:p/>
          </draw:path>
          <draw:polygon draw:style-name="gr3" draw:text-style-name="P1" draw:layer="layout" svg:width="1.304cm" svg:height="0.53cm" svg:x="11.675cm" svg:y="15.007cm" svg:viewBox="0 0 1305 531" draw:points="0,319 712,145 738,272 759,133 1305,0 1290,219 14,531">
            <text:p/>
          </draw:polygon>
          <draw:polygon draw:style-name="gr3" draw:text-style-name="P1" draw:layer="layout" svg:width="1.287cm" svg:height="0.524cm" svg:x="11.683cm" svg:y="15.129cm" svg:viewBox="0 0 1288 525" draw:points="0,315 728,137 730,150 732,136 1288,0 1274,217 13,525">
            <text:p/>
          </draw:polygon>
          <draw:polygon draw:style-name="gr3" draw:text-style-name="P1" draw:layer="layout" svg:width="1.271cm" svg:height="0.521cm" svg:x="11.69cm" svg:y="15.251cm" svg:viewBox="0 0 1272 522" draw:points="0,311 1272,0 1260,217 13,522">
            <text:p/>
          </draw:polygon>
          <draw:polygon draw:style-name="gr3" draw:text-style-name="P1" draw:layer="layout" svg:width="1.257cm" svg:height="1.646cm" svg:x="11.698cm" svg:y="15.373cm" svg:viewBox="0 0 1258 1647" draw:points="52,1647 0,308 1258,0 1216,1647">
            <text:p/>
          </draw:polygon>
          <draw:polygon draw:style-name="gr3" draw:text-style-name="P1" draw:layer="layout" svg:width="1.598cm" svg:height="1.365cm" svg:x="12.517cm" svg:y="7.508cm" svg:viewBox="0 0 1599 1366" draw:points="1599,0 1214,349 854,690 520,1028 212,1366 0,1193 194,1013 392,845 792,536 1196,257">
            <text:p/>
          </draw:polygon>
          <draw:polygon draw:style-name="gr3" draw:text-style-name="P1" draw:layer="layout" svg:width="0.305cm" svg:height="0.272cm" svg:x="12.431cm" svg:y="8.691cm" svg:viewBox="0 0 306 273" draw:points="95,0 306,173 220,273 0,93">
            <text:p/>
          </draw:polygon>
          <draw:polygon draw:style-name="gr3" draw:text-style-name="P1" draw:layer="layout" svg:width="0.312cm" svg:height="0.281cm" svg:x="12.348cm" svg:y="8.774cm" svg:viewBox="0 0 313 282" draw:points="94,0 313,179 227,282 0,96">
            <text:p/>
          </draw:polygon>
          <draw:path draw:style-name="gr3" draw:text-style-name="P1" draw:layer="layout" svg:width="3.831cm" svg:height="3.18cm" svg:x="12.266cm" svg:y="8.859cm" svg:viewBox="0 0 3832 3181" svg:d="M92 0l227 185-85 104-234-192zM3832 3175l-67 6-30-24z">
            <text:p/>
          </draw:path>
          <draw:path draw:style-name="gr3" draw:text-style-name="P1" draw:layer="layout" svg:width="3.864cm" svg:height="3.113cm" svg:x="12.187cm" svg:y="8.945cm" svg:viewBox="0 0 3865 3114" svg:d="M89 0l234 191-82 104-241-197zM3844 3076l21 17-184 21-93-76z">
            <text:p/>
          </draw:path>
          <draw:path draw:style-name="gr3" draw:text-style-name="P1" draw:layer="layout" svg:width="3.777cm" svg:height="3.05cm" svg:x="12.108cm" svg:y="9.032cm" svg:viewBox="0 0 3778 3051" svg:d="M88 0l240 197-81 106-247-203zM3693 2954l85 70-176 27-146-120z">
            <text:p/>
          </draw:path>
          <draw:path draw:style-name="gr3" draw:text-style-name="P1" draw:layer="layout" svg:width="3.695cm" svg:height="2.99cm" svg:x="12.032cm" svg:y="9.121cm" svg:viewBox="0 0 3696 2991" svg:d="M86 0l247 202-80 108-253-208zM3556 2844l140 114-171 33-192-157z">
            <text:p/>
          </draw:path>
          <draw:path draw:style-name="gr3" draw:text-style-name="P1" draw:layer="layout" svg:width="3.617cm" svg:height="2.932cm" svg:x="11.958cm" svg:y="9.213cm" svg:viewBox="0 0 3618 2933" svg:d="M83 0l253 207-77 108-259-213zM3431 2743l187 153-164 37-230-189z">
            <text:p/>
          </draw:path>
          <draw:path draw:style-name="gr3" draw:text-style-name="P1" draw:layer="layout" svg:width="3.543cm" svg:height="2.878cm" svg:x="11.884cm" svg:y="9.305cm" svg:viewBox="0 0 3544 2879" svg:d="M81 0l259 212-75 110-265-218zM3318 2652l226 185-158 42-264-217z">
            <text:p/>
          </draw:path>
          <draw:path draw:style-name="gr3" draw:text-style-name="P1" draw:layer="layout" svg:width="3.474cm" svg:height="2.826cm" svg:x="11.813cm" svg:y="9.397cm" svg:viewBox="0 0 3475 2827" svg:d="M80 0l265 217-74 112-271-222zM3214 2568l261 213-155 46-294-241z">
            <text:p/>
          </draw:path>
          <draw:path draw:style-name="gr3" draw:text-style-name="P1" draw:layer="layout" svg:width="3.405cm" svg:height="2.776cm" svg:x="11.744cm" svg:y="9.493cm" svg:viewBox="0 0 3406 2777" svg:d="M78 0l270 221-72 114-276-226zM3116 2489l290 237-149 51-322-263z">
            <text:p/>
          </draw:path>
          <draw:path draw:style-name="gr3" draw:text-style-name="P1" draw:layer="layout" svg:width="3.339cm" svg:height="2.727cm" svg:x="11.677cm" svg:y="9.589cm" svg:viewBox="0 0 3340 2728" svg:d="M75 0l276 225-69 115-282-231zM3022 2414l318 261-143 53-346-283z">
            <text:p/>
          </draw:path>
          <draw:path draw:style-name="gr3" draw:text-style-name="P1" draw:layer="layout" svg:width="3.276cm" svg:height="2.681cm" svg:x="11.612cm" svg:y="9.687cm" svg:viewBox="0 0 3277 2682" svg:d="M73 0l281 230-67 116-287-235zM2934 2344l343 281-139 57-368-302z">
            <text:p/>
          </draw:path>
          <draw:path draw:style-name="gr3" draw:text-style-name="P1" draw:layer="layout" svg:width="3.217cm" svg:height="2.637cm" svg:x="11.547cm" svg:y="9.786cm" svg:viewBox="0 0 3218 2638" svg:d="M72 0l287 235-65 119-294-240zM2853 2278l365 299-137 61-388-318z">
            <text:p/>
          </draw:path>
          <draw:path draw:style-name="gr3" draw:text-style-name="P1" draw:layer="layout" svg:width="3.155cm" svg:height="2.592cm" svg:x="11.486cm" svg:y="9.887cm" svg:viewBox="0 0 3156 2593" svg:d="M70 0l292 240-63 121-299-246zM2771 2214l385 316-132 63-405-332z">
            <text:p/>
          </draw:path>
          <draw:path draw:style-name="gr3" draw:text-style-name="P1" draw:layer="layout" svg:width="3.097cm" svg:height="2.548cm" svg:x="11.426cm" svg:y="9.99cm" svg:viewBox="0 0 3098 2549" svg:d="M67 0l299 245-61 121-305-250zM2694 2153l404 330-129 66-421-345z">
            <text:p/>
          </draw:path>
          <draw:path draw:style-name="gr3" draw:text-style-name="P1" draw:layer="layout" svg:width="3.041cm" svg:height="2.507cm" svg:x="11.367cm" svg:y="10.093cm" svg:viewBox="0 0 3042 2508" svg:d="M66 0l305 249-59 125-312-255zM2623 2095l419 344-127 69-436-357z">
            <text:p/>
          </draw:path>
          <draw:path draw:style-name="gr3" draw:text-style-name="P1" draw:layer="layout" svg:width="2.985cm" svg:height="2.465cm" svg:x="11.31cm" svg:y="10.198cm" svg:viewBox="0 0 2986 2466" svg:d="M64 0l311 255-56 126-319-261zM2552 2038l434 356-123 72-450-369z">
            <text:p/>
          </draw:path>
          <draw:path draw:style-name="gr3" draw:text-style-name="P1" draw:layer="layout" svg:width="2.93cm" svg:height="2.424cm" svg:x="11.256cm" svg:y="10.305cm" svg:viewBox="0 0 2931 2425" svg:d="M61 0l319 261-54 127-326-267zM2483 1984l448 367-119 74-462-379z">
            <text:p/>
          </draw:path>
          <draw:path draw:style-name="gr3" draw:text-style-name="P1" draw:layer="layout" svg:width="2.876cm" svg:height="2.383cm" svg:x="11.202cm" svg:y="10.414cm" svg:viewBox="0 0 2877 2384" svg:d="M60 0l325 267-51 129-334-274zM2416 1931l461 377-116 76-474-388z">
            <text:p/>
          </draw:path>
          <draw:path draw:style-name="gr3" draw:text-style-name="P1" draw:layer="layout" svg:width="2.825cm" svg:height="2.345cm" svg:x="11.151cm" svg:y="10.522cm" svg:viewBox="0 0 2826 2346" svg:d="M58 0l333 273-49 133-342-281zM2353 1880l473 387-115 79-484-397z">
            <text:p/>
          </draw:path>
          <draw:path draw:style-name="gr3" draw:text-style-name="P1" draw:layer="layout" svg:width="2.772cm" svg:height="2.305cm" svg:x="11.1cm" svg:y="10.633cm" svg:viewBox="0 0 2773 2306" svg:d="M57 0l341 280-47 134-351-287zM2291 1830l482 396-112 80-493-404z">
            <text:p/>
          </draw:path>
          <draw:path draw:style-name="gr3" draw:text-style-name="P1" draw:layer="layout" svg:width="2.72cm" svg:height="2.266cm" svg:x="11.053cm" svg:y="10.746cm" svg:viewBox="0 0 2721 2267" svg:d="M54 0l350 287-44 135-360-295zM2228 1782l493 403-109 82-502-411z">
            <text:p/>
          </draw:path>
          <draw:path draw:style-name="gr3" draw:text-style-name="P1" draw:layer="layout" svg:width="2.67cm" svg:height="2.229cm" svg:x="11.006cm" svg:y="10.858cm" svg:viewBox="0 0 2671 2230" svg:d="M53 0l358 294-41 139-370-303zM2170 1735l501 410-108 85-510-418z">
            <text:p/>
          </draw:path>
          <draw:path draw:style-name="gr3" draw:text-style-name="P1" draw:layer="layout" svg:width="2.619cm" svg:height="2.19cm" svg:x="10.961cm" svg:y="10.974cm" svg:viewBox="0 0 2620 2191" svg:d="M51 0l369 302-39 140-381-311zM2111 1688l509 417-105 86-517-423z">
            <text:p/>
          </draw:path>
          <draw:path draw:style-name="gr3" draw:text-style-name="P1" draw:layer="layout" svg:width="2.568cm" svg:height="2.152cm" svg:x="10.918cm" svg:y="11.09cm" svg:viewBox="0 0 2569 2153" svg:d="M48 0l380 311-37 141-391-320zM2053 1643l516 423-102 87-523-429z">
            <text:p/>
          </draw:path>
          <draw:path draw:style-name="gr3" draw:text-style-name="P1" draw:layer="layout" svg:width="2.517cm" svg:height="2.113cm" svg:x="10.876cm" svg:y="11.209cm" svg:viewBox="0 0 2518 2114" svg:d="M46 0l391 320-34 142-403-330zM1996 1597l522 428-99 89-529-433z">
            <text:p/>
          </draw:path>
          <draw:path draw:style-name="gr3" draw:text-style-name="P1" draw:layer="layout" svg:width="2.469cm" svg:height="2.077cm" svg:x="10.836cm" svg:y="11.326cm" svg:viewBox="0 0 2470 2078" svg:d="M46 0l401 329-32 146-415-340zM1942 1554l528 433-98 91-534-437z">
            <text:p/>
          </draw:path>
          <draw:path draw:style-name="gr3" draw:text-style-name="P1" draw:layer="layout" svg:width="2.42cm" svg:height="2.041cm" svg:x="10.797cm" svg:y="11.447cm" svg:viewBox="0 0 2421 2042" svg:d="M43 0l414 339-29 149-428-351zM1888 1511l533 437-97 94-538-442z">
            <text:p/>
          </draw:path>
          <draw:path draw:style-name="gr3" draw:text-style-name="P1" draw:layer="layout" svg:width="2.371cm" svg:height="2.002cm" svg:x="10.76cm" svg:y="11.569cm" svg:viewBox="0 0 2372 2003" svg:d="M42 0l426 349-27 150-441-362zM1833 1468l539 441-94 94-543-445z">
            <text:p/>
          </draw:path>
          <draw:path draw:style-name="gr3" draw:text-style-name="P1" draw:layer="layout" svg:width="2.322cm" svg:height="1.965cm" svg:x="10.724cm" svg:y="11.692cm" svg:viewBox="0 0 2323 1966" svg:d="M40 0l440 360-24 152-456-374zM1781 1426l542 444-92 96-546-447z">
            <text:p/>
          </draw:path>
          <draw:path draw:style-name="gr3" draw:text-style-name="P1" draw:layer="layout" svg:width="2.274cm" svg:height="1.93cm" svg:x="10.691cm" svg:y="11.814cm" svg:viewBox="0 0 2275 1931" svg:d="M38 0l454 372-22 155-470-385zM1729 1385l546 447-91 99-549-450z">
            <text:p/>
          </draw:path>
          <draw:path draw:style-name="gr3" draw:text-style-name="P1" draw:layer="layout" svg:width="2.226cm" svg:height="1.893cm" svg:x="10.658cm" svg:y="11.94cm" svg:viewBox="0 0 2227 1894" svg:d="M37 0l468 384-19 157-486-398zM1678 1344l549 450-90 100-551-452z">
            <text:p/>
          </draw:path>
          <draw:path draw:style-name="gr3" draw:text-style-name="P1" draw:layer="layout" svg:width="2.177cm" svg:height="1.854cm" svg:x="10.627cm" svg:y="12.067cm" svg:viewBox="0 0 2178 1855" svg:d="M35 0l484 396-18 156-501-410zM1626 1304l552 452-87 99-553-453z">
            <text:p/>
          </draw:path>
          <draw:path draw:style-name="gr3" draw:text-style-name="P1" draw:layer="layout" svg:width="2.129cm" svg:height="1.82cm" svg:x="10.597cm" svg:y="12.193cm" svg:viewBox="0 0 2130 1821" svg:d="M33 0l500 409-15 161-518-424zM1577 1265l553 453-86 103-555-455z">
            <text:p/>
          </draw:path>
          <draw:path draw:style-name="gr3" draw:text-style-name="P1" draw:layer="layout" svg:width="2.081cm" svg:height="1.783cm" svg:x="10.569cm" svg:y="12.323cm" svg:viewBox="0 0 2082 1784" svg:d="M32 0l516 422-13 163-535-438zM1528 1226l554 454-84 104-556-456z">
            <text:p/>
          </draw:path>
          <draw:path draw:style-name="gr3" draw:text-style-name="P1" draw:layer="layout" svg:width="2.033cm" svg:height="1.745cm" svg:x="10.542cm" svg:y="12.453cm" svg:viewBox="0 0 2034 1746" svg:d="M30 0l533 437-11 161-552-452zM1478 1186l556 456-82 104-556-456z">
            <text:p/>
          </draw:path>
          <draw:path draw:style-name="gr3" draw:text-style-name="P1" draw:layer="layout" svg:width="1.985cm" svg:height="1.708cm" svg:x="10.516cm" svg:y="12.585cm" svg:viewBox="0 0 1986 1709" svg:d="M29 0l550 451-9 164-570-467zM1430 1148l556 456-80 105-557-456z">
            <text:p/>
          </draw:path>
          <draw:path draw:style-name="gr3" draw:text-style-name="P1" draw:layer="layout" svg:width="1.939cm" svg:height="1.673cm" svg:x="10.492cm" svg:y="12.716cm" svg:viewBox="0 0 1940 1674" svg:d="M28 0l567 465-6 168-589-483zM1383 1110l557 456-80 108-556-456z">
            <text:p/>
          </draw:path>
          <draw:path draw:style-name="gr3" draw:text-style-name="P1" draw:layer="layout" svg:width="1.891cm" svg:height="1.637cm" svg:x="10.469cm" svg:y="12.849cm" svg:viewBox="0 0 1892 1638" svg:d="M26 0l586 480-4 170-608-498zM1335 1073l557 456-78 109-556-455z">
            <text:p/>
          </draw:path>
          <draw:path draw:style-name="gr3" draw:text-style-name="P1" draw:layer="layout" svg:width="1.843cm" svg:height="1.599cm" svg:x="10.448cm" svg:y="12.984cm" svg:viewBox="0 0 1844 1600" svg:d="M24 0l605 496-2 169-627-514zM1288 1035l556 456-75 109-556-455z">
            <text:p/>
          </draw:path>
          <draw:path draw:style-name="gr3" draw:text-style-name="P1" draw:layer="layout" svg:width="1.797cm" svg:height="1.565cm" svg:x="10.428cm" svg:y="13.118cm" svg:viewBox="0 0 1798 1566" svg:d="M23 0l624 512-1 172-646-530zM1242 999l556 455-75 112-554-454z">
            <text:p/>
          </draw:path>
          <draw:path draw:style-name="gr3" draw:text-style-name="P1" draw:layer="layout" svg:width="1.749cm" svg:height="1.529cm" svg:x="10.409cm" svg:y="13.255cm" svg:viewBox="0 0 1750 1530" svg:d="M21 0l644 527 1 174-666-546zM1195 962l555 454-72 114-554-454z">
            <text:p/>
          </draw:path>
          <draw:path draw:style-name="gr3" draw:text-style-name="P1" draw:layer="layout" svg:width="1.702cm" svg:height="1.491cm" svg:x="10.391cm" svg:y="13.394cm" svg:viewBox="0 0 1703 1492" svg:d="M20 0l664 544 3 173-687-563zM1149 926l554 453-70 113-552-452z">
            <text:p/>
          </draw:path>
          <draw:path draw:style-name="gr3" draw:text-style-name="P1" draw:layer="layout" svg:width="1.655cm" svg:height="1.456cm" svg:x="10.375cm" svg:y="13.533cm" svg:viewBox="0 0 1656 1457" svg:d="M18 0l685 561 5 175-708-580zM1104 890l552 452-69 115-550-451z">
            <text:p/>
          </draw:path>
          <draw:path draw:style-name="gr3" draw:text-style-name="P1" draw:layer="layout" svg:width="3.734cm" svg:height="3.004cm" svg:x="8.234cm" svg:y="12.088cm" svg:viewBox="0 0 3735 3005" svg:d="M1386 1136l-1386-1136 193 107 189 117 185 127 178 137 173 147 164 157 157 167zM2142 1583l705 577 7 179-729-598zM3185 2437l550 451-68 117-547-449z">
            <text:p/>
          </draw:path>
          <draw:path draw:style-name="gr3" draw:text-style-name="P1" draw:layer="layout" svg:width="4.105cm" svg:height="3.309cm" svg:x="7.803cm" svg:y="11.889cm" svg:viewBox="0 0 4106 3310" svg:d="M496 234l1277 1047 78 98 74 101 72 105 68 107-2065-1692 125 53 125 56 123 61zM2558 1924l726 594 8 180-750-615zM3558 2743l548 449-67 118-545-447z">
            <text:p/>
          </draw:path>
          <draw:path draw:style-name="gr3" draw:text-style-name="P1" draw:layer="layout" svg:width="4.381cm" svg:height="3.537cm" svg:x="7.468cm" svg:y="11.767cm" svg:viewBox="0 0 4382 3538" svg:d="M380 140l1996 1636 47 76 46 79 43 79 42 82-2554-2092 95 32 95 33 95 37zM2879 2188l748 612 9 179-771-632zM3836 2972l546 447-64 119-543-445z">
            <text:p/>
          </draw:path>
          <draw:path draw:style-name="gr3" draw:text-style-name="P1" draw:layer="layout" svg:width="4.614cm" svg:height="3.729cm" svg:x="7.178cm" svg:y="11.683cm" svg:viewBox="0 0 4615 3730" svg:d="M325 95l2504 2052 33 66 32 68 31 69 29 70-2954-2420zM3156 2415l769 630 11 180-792-650zM4071 3164l544 445-63 121-540-444z">
            <text:p/>
          </draw:path>
          <draw:path draw:style-name="gr3" draw:text-style-name="P1" draw:layer="layout" svg:width="4.816cm" svg:height="3.895cm" svg:x="6.92cm" svg:y="11.625cm" svg:viewBox="0 0 4817 3896" svg:d="M1162 952l-1162-952 293 67 2907 2382 95 250-1453-1190-151-146-164-142-176-137zM3403 2615l790 647 13 183-815-667zM4276 3330l541 443-61 123-538-441z">
            <text:p/>
          </draw:path>
          <draw:path draw:style-name="gr3" draw:text-style-name="P1" draw:layer="layout" svg:width="4.997cm" svg:height="4.045cm" svg:x="6.685cm" svg:y="11.586cm" svg:viewBox="0 0 4998 4046" svg:d="M1951 1426l1570 1285 19 57 18 57 17 58 17 59-1103-903-118-158-129-156-139-152zM803 658l-803-658 266 45 1282 1051-169-117-180-112-192-107zM3628 2799l812 665 3 52 17-35 538 441-59 124-1322-1083z">
            <text:p/>
          </draw:path>
          <draw:path draw:style-name="gr3" draw:text-style-name="P1" draw:layer="layout" svg:width="5.159cm" svg:height="4.18cm" svg:x="6.47cm" svg:y="11.562cm" svg:viewBox="0 0 5160 4181" svg:d="M2671 2017l1129 925 28 106 5-79 1327 1087-57 125-2191-1796-56-93-59-93-61-91zM628 514l-628-514 243 28 832 682-106-51-110-50-114-48z">
            <text:p/>
          </draw:path>
          <draw:path draw:style-name="gr3" draw:text-style-name="P1" draw:layer="layout" svg:width="5.311cm" svg:height="4.305cm" svg:x="6.267cm" svg:y="11.549cm" svg:viewBox="0 0 5312 4306" svg:d="M3094 2363l2218 1817-56 126-1995-1634-39-78-41-78-42-77zM498 408l-498-408 229 15 646 529z">
            <text:p/>
          </draw:path>
          <draw:path draw:style-name="gr3" draw:text-style-name="P1" draw:layer="layout" svg:width="5.45cm" svg:height="4.421cm" svg:x="6.078cm" svg:y="11.548cm" svg:viewBox="0 0 5451 4422" svg:d="M3435 2642l2016 1652-53 128-1834-1502zM390 320l-390-320 214 2 512 420z">
            <text:p/>
          </draw:path>
          <draw:path draw:style-name="gr3" draw:text-style-name="P1" draw:layer="layout" svg:width="5.577cm" svg:height="4.537cm" svg:x="5.903cm" svg:y="11.547cm" svg:viewBox="0 0 5578 4538" svg:d="M3727 2892l1851 1517-51 129-1697-1391zM293 249l-293-241 198-8 403 330z">
            <text:p/>
          </draw:path>
          <draw:path draw:style-name="gr3" draw:text-style-name="P1" draw:layer="layout" svg:width="5.698cm" svg:height="4.647cm" svg:x="5.736cm" svg:y="11.555cm" svg:viewBox="0 0 5699 4648" svg:d="M3988 3116l1711 1401-50 131-1576-1292zM201 183l-201-165 185-18 303 249z">
            <text:p/>
          </draw:path>
          <draw:path draw:style-name="gr3" draw:text-style-name="P1" draw:layer="layout" svg:width="5.812cm" svg:height="4.75cm" svg:x="5.578cm" svg:y="11.57cm" svg:viewBox="0 0 5813 4751" svg:d="M4223 3315l1590 1302-48 134-1468-1203zM111 119l-111-91 177-28 212 174z">
            <text:p/>
          </draw:path>
          <draw:path draw:style-name="gr3" draw:text-style-name="P1" draw:layer="layout" svg:width="5.915cm" svg:height="4.846cm" svg:x="5.432cm" svg:y="11.595cm" svg:viewBox="0 0 5916 4847" svg:d="M4435 3498l1481 1214-45 135-1371-1123zM22 55l-22-17 40-11 41-10 42-9 42-8 123 100z">
            <text:p/>
          </draw:path>
          <draw:path draw:style-name="gr3" draw:text-style-name="P1" draw:layer="layout" svg:width="5.908cm" svg:height="4.935cm" svg:x="5.399cm" svg:y="11.628cm" svg:viewBox="0 0 5909 4936" svg:d="M4527 3666l1382 1133-42 137-1284-1052zM0 13l51-13 34 27z">
            <text:p/>
          </draw:path>
          <draw:polygon draw:style-name="gr3" draw:text-style-name="P1" draw:layer="layout" svg:width="1.294cm" svg:height="1.2cm" svg:x="9.976cm" svg:y="15.487cm" svg:viewBox="0 0 1295 1201" draw:points="0,0 1295,1061 1255,1201 52,215">
            <text:p/>
          </draw:polygon>
          <draw:polygon draw:style-name="gr3" draw:text-style-name="P1" draw:layer="layout" svg:width="1.212cm" svg:height="1.135cm" svg:x="10.022cm" svg:y="15.679cm" svg:viewBox="0 0 1213 1136" draw:points="0,0 1213,993 1176,1136 48,212">
            <text:p/>
          </draw:polygon>
          <draw:polygon draw:style-name="gr3" draw:text-style-name="P1" draw:layer="layout" svg:width="1.136cm" svg:height="1.075cm" svg:x="10.064cm" svg:y="15.867cm" svg:viewBox="0 0 1137 1076" draw:points="0,0 1137,932 1104,1076 45,208">
            <text:p/>
          </draw:polygon>
          <draw:polygon draw:style-name="gr3" draw:text-style-name="P1" draw:layer="layout" svg:width="1.065cm" svg:height="0.964cm" svg:x="10.105cm" svg:y="16.055cm" svg:viewBox="0 0 1066 965" draw:points="0,0 1066,874 1048,965 970,965 43,205">
            <text:p/>
          </draw:polygon>
          <draw:polygon draw:style-name="gr3" draw:text-style-name="P1" draw:layer="layout" svg:width="0.953cm" svg:height="0.781cm" svg:x="10.143cm" svg:y="16.238cm" svg:viewBox="0 0 954 782" draw:points="0,0 954,782 743,782 44,209">
            <text:p/>
          </draw:polygon>
          <draw:polygon draw:style-name="gr3" draw:text-style-name="P1" draw:layer="layout" svg:width="0.727cm" svg:height="0.595cm" svg:x="10.182cm" svg:y="16.424cm" svg:viewBox="0 0 728 596" draw:points="0,0 728,596 517,596 46,210">
            <text:p/>
          </draw:polygon>
          <draw:polygon draw:style-name="gr3" draw:text-style-name="P1" draw:layer="layout" svg:width="0.499cm" svg:height="0.408cm" svg:x="10.222cm" svg:y="16.611cm" svg:viewBox="0 0 500 409" draw:points="102,409 0,0 500,409">
            <text:p/>
          </draw:polygon>
          <draw:polygon draw:style-name="gr3" draw:text-style-name="P1" draw:layer="layout" svg:width="0.329cm" svg:height="0.127cm" svg:x="11.542cm" svg:y="16.892cm" svg:viewBox="0 0 330 128" draw:points="1,128 0,0 330,128">
            <text:p/>
          </draw:polygon>
          <draw:polygon draw:style-name="gr3" draw:text-style-name="P1" draw:layer="layout" svg:width="0.549cm" svg:height="0.212cm" svg:x="11.541cm" svg:y="16.807cm" svg:viewBox="0 0 550 213" draw:points="0,0 550,213 165,213 1,150">
            <text:p/>
          </draw:polygon>
          <draw:polygon draw:style-name="gr3" draw:text-style-name="P1" draw:layer="layout" svg:width="0.769cm" svg:height="0.298cm" svg:x="11.539cm" svg:y="16.721cm" svg:viewBox="0 0 770 299" draw:points="0,0 770,299 389,299 2,149">
            <text:p/>
          </draw:polygon>
          <draw:polygon draw:style-name="gr3" draw:text-style-name="P1" draw:layer="layout" svg:width="0.994cm" svg:height="0.385cm" svg:x="11.537cm" svg:y="16.634cm" svg:viewBox="0 0 995 386" draw:points="0,0 995,386 608,386 4,151">
            <text:p/>
          </draw:polygon>
          <draw:polygon draw:style-name="gr3" draw:text-style-name="P1" draw:layer="layout" svg:width="1.132cm" svg:height="0.47cm" svg:x="11.535cm" svg:y="16.549cm" svg:viewBox="0 0 1133 471" draw:points="0,0 1133,440 1124,471 832,471 4,150">
            <text:p/>
          </draw:polygon>
          <draw:polygon draw:style-name="gr3" draw:text-style-name="P1" draw:layer="layout" svg:width="1.156cm" svg:height="0.557cm" svg:x="11.532cm" svg:y="16.462cm" svg:viewBox="0 0 1157 558" draw:points="0,0 1157,449 1127,558 1053,558 5,151">
            <text:p/>
          </draw:polygon>
          <draw:polygon draw:style-name="gr3" draw:text-style-name="P1" draw:layer="layout" svg:width="1.181cm" svg:height="0.592cm" svg:x="11.528cm" svg:y="16.376cm" svg:viewBox="0 0 1182 593" draw:points="0,0 1182,459 1145,593 6,151">
            <text:p/>
          </draw:polygon>
          <draw:polygon draw:style-name="gr3" draw:text-style-name="P1" draw:layer="layout" svg:width="1.207cm" svg:height="0.603cm" svg:x="11.524cm" svg:y="16.289cm" svg:viewBox="0 0 1208 604" draw:points="0,0 1208,469 1169,604 6,152">
            <text:p/>
          </draw:polygon>
          <draw:polygon draw:style-name="gr3" draw:text-style-name="P1" draw:layer="layout" svg:width="1.234cm" svg:height="0.611cm" svg:x="11.52cm" svg:y="16.203cm" svg:viewBox="0 0 1235 612" draw:points="0,0 1235,479 1196,612 7,151">
            <text:p/>
          </draw:polygon>
          <draw:polygon draw:style-name="gr3" draw:text-style-name="P1" draw:layer="layout" svg:width="1.264cm" svg:height="0.623cm" svg:x="11.515cm" svg:y="16.115cm" svg:viewBox="0 0 1265 624" draw:points="0,0 1265,491 1224,624 9,153">
            <text:p/>
          </draw:polygon>
          <draw:polygon draw:style-name="gr3" draw:text-style-name="P1" draw:layer="layout" svg:width="1.293cm" svg:height="0.633cm" svg:x="11.51cm" svg:y="16.028cm" svg:viewBox="0 0 1294 634" draw:points="0,0 1294,502 1252,634 9,152">
            <text:p/>
          </draw:polygon>
          <draw:polygon draw:style-name="gr3" draw:text-style-name="P1" draw:layer="layout" svg:width="1.324cm" svg:height="0.645cm" svg:x="11.503cm" svg:y="15.94cm" svg:viewBox="0 0 1325 646" draw:points="0,0 1325,514 1282,646 10,152">
            <text:p/>
          </draw:polygon>
          <draw:polygon draw:style-name="gr3" draw:text-style-name="P1" draw:layer="layout" svg:width="1.356cm" svg:height="0.657cm" svg:x="11.497cm" svg:y="15.853cm" svg:viewBox="0 0 1357 658" draw:points="0,0 1357,527 1313,658 12,153">
            <text:p/>
          </draw:polygon>
          <draw:polygon draw:style-name="gr3" draw:text-style-name="P1" draw:layer="layout" svg:width="1.389cm" svg:height="0.669cm" svg:x="11.49cm" svg:y="15.765cm" svg:viewBox="0 0 1390 670" draw:points="0,0 1390,539 1345,670 12,153">
            <text:p/>
          </draw:polygon>
          <draw:polygon draw:style-name="gr3" draw:text-style-name="P1" draw:layer="layout" svg:width="1.424cm" svg:height="0.683cm" svg:x="11.482cm" svg:y="15.677cm" svg:viewBox="0 0 1425 684" draw:points="0,0 1425,553 1378,684 13,154">
            <text:p/>
          </draw:polygon>
          <draw:polygon draw:style-name="gr3" draw:text-style-name="P1" draw:layer="layout" svg:width="1.461cm" svg:height="0.696cm" svg:x="11.474cm" svg:y="15.588cm" svg:viewBox="0 0 1462 697" draw:points="0,0 1462,567 1414,697 14,154">
            <text:p/>
          </draw:polygon>
          <draw:polygon draw:style-name="gr3" draw:text-style-name="P1" draw:layer="layout" svg:width="1.498cm" svg:height="0.711cm" svg:x="11.466cm" svg:y="15.499cm" svg:viewBox="0 0 1499 712" draw:points="0,0 1499,582 1449,712 14,155">
            <text:p/>
          </draw:polygon>
          <draw:polygon draw:style-name="gr3" draw:text-style-name="P1" draw:layer="layout" svg:width="1.537cm" svg:height="0.724cm" svg:x="11.456cm" svg:y="15.411cm" svg:viewBox="0 0 1538 725" draw:points="0,0 826,320 835,359 852,330 1538,597 1487,725 16,154">
            <text:p/>
          </draw:polygon>
          <draw:polygon draw:style-name="gr3" draw:text-style-name="P1" draw:layer="layout" svg:width="1.577cm" svg:height="0.74cm" svg:x="11.446cm" svg:y="15.321cm" svg:viewBox="0 0 1578 741" draw:points="0,0 815,316 845,449 903,350 1578,612 1526,741 17,156">
            <text:p/>
          </draw:polygon>
          <draw:path draw:style-name="gr3" draw:text-style-name="P1" draw:layer="layout" svg:width="1.618cm" svg:height="0.755cm" svg:x="11.436cm" svg:y="15.233cm" svg:viewBox="0 0 1619 756" svg:d="M0 0l805 312 36 162-824-319zM953 370l666 258-53 128-684-266z">
            <text:p/>
          </draw:path>
          <draw:path draw:style-name="gr3" draw:text-style-name="P1" draw:layer="layout" svg:width="1.662cm" svg:height="0.772cm" svg:x="11.424cm" svg:y="15.142cm" svg:viewBox="0 0 1663 773" svg:d="M0 0l796 309 36 163-813-315zM1007 391l656 254-55 128-674-261z">
            <text:p/>
          </draw:path>
          <draw:path draw:style-name="gr3" draw:text-style-name="P1" draw:layer="layout" svg:width="1.706cm" svg:height="0.788cm" svg:x="11.413cm" svg:y="15.053cm" svg:viewBox="0 0 1707 789" svg:d="M0 0l786 305 37 163-803-311zM1059 411l648 252-56 126-664-257z">
            <text:p/>
          </draw:path>
          <draw:path draw:style-name="gr3" draw:text-style-name="P1" draw:layer="layout" svg:width="1.753cm" svg:height="0.805cm" svg:x="11.4cm" svg:y="14.963cm" svg:viewBox="0 0 1754 806" svg:d="M0 0l776 301 38 163-793-308zM1114 432l640 248-58 126-655-254z">
            <text:p/>
          </draw:path>
          <draw:path draw:style-name="gr3" draw:text-style-name="P1" draw:layer="layout" svg:width="1.8cm" svg:height="0.824cm" svg:x="11.387cm" svg:y="14.873cm" svg:viewBox="0 0 1801 825" svg:d="M0 0l767 298 39 164-783-304zM1170 454l631 245-60 126-646-251z">
            <text:p/>
          </draw:path>
          <draw:path draw:style-name="gr3" draw:text-style-name="P1" draw:layer="layout" svg:width="1.849cm" svg:height="0.842cm" svg:x="11.374cm" svg:y="14.782cm" svg:viewBox="0 0 1850 843" svg:d="M0 0l758 294 39 164-774-300zM1226 476l624 242-61 125-637-248z">
            <text:p/>
          </draw:path>
          <draw:path draw:style-name="gr3" draw:text-style-name="P1" draw:layer="layout" svg:width="1.9cm" svg:height="0.862cm" svg:x="11.359cm" svg:y="14.691cm" svg:viewBox="0 0 1901 863" svg:d="M0 0l749 291 40 165-764-297zM1284 498l617 240-63 125-630-245z">
            <text:p/>
          </draw:path>
          <draw:path draw:style-name="gr3" draw:text-style-name="P1" draw:layer="layout" svg:width="1.953cm" svg:height="0.88cm" svg:x="11.344cm" svg:y="14.601cm" svg:viewBox="0 0 1954 881" svg:d="M0 0l740 287 42 165-756-294zM1343 521l611 237-65 123-622-241z">
            <text:p/>
          </draw:path>
          <draw:path draw:style-name="gr3" draw:text-style-name="P1" draw:layer="layout" svg:width="2.007cm" svg:height="0.902cm" svg:x="11.328cm" svg:y="14.508cm" svg:viewBox="0 0 2008 903" svg:d="M0 0l732 284 42 166-747-290zM1403 544l605 235-67 124-615-239z">
            <text:p/>
          </draw:path>
          <draw:path draw:style-name="gr3" draw:text-style-name="P1" draw:layer="layout" svg:width="2.063cm" svg:height="0.922cm" svg:x="11.311cm" svg:y="14.418cm" svg:viewBox="0 0 2064 923" svg:d="M0 0l725 281 41 165-737-287zM1464 568l600 233-68 122-609-237z">
            <text:p/>
          </draw:path>
          <draw:path draw:style-name="gr3" draw:text-style-name="P1" draw:layer="layout" svg:width="2.122cm" svg:height="0.945cm" svg:x="11.294cm" svg:y="14.325cm" svg:viewBox="0 0 2123 946" svg:d="M0 0l716 278 44 166-730-283zM1528 593l595 231-71 122-604-235z">
            <text:p/>
          </draw:path>
          <draw:path draw:style-name="gr3" draw:text-style-name="P1" draw:layer="layout" svg:width="2.181cm" svg:height="0.966cm" svg:x="11.276cm" svg:y="14.234cm" svg:viewBox="0 0 2182 967" svg:d="M0 0l708 275 45 166-722-281zM1591 617l591 230-72 120-599-232z">
            <text:p/>
          </draw:path>
          <draw:path draw:style-name="gr3" draw:text-style-name="P1" draw:layer="layout" svg:width="2.243cm" svg:height="0.991cm" svg:x="11.257cm" svg:y="14.14cm" svg:viewBox="0 0 2244 992" svg:d="M0 0l701 272 46 167-714-277zM1657 643l587 228-74 121-594-231z">
            <text:p/>
          </draw:path>
          <draw:path draw:style-name="gr3" draw:text-style-name="P1" draw:layer="layout" svg:width="2.306cm" svg:height="1.014cm" svg:x="11.238cm" svg:y="14.048cm" svg:viewBox="0 0 2307 1015" svg:d="M0 0l693 269 47 167-707-274zM1723 669l584 226-76 120-590-229z">
            <text:p/>
          </draw:path>
          <draw:path draw:style-name="gr3" draw:text-style-name="P1" draw:layer="layout" svg:width="2.372cm" svg:height="1.038cm" svg:x="11.217cm" svg:y="13.955cm" svg:viewBox="0 0 2373 1039" svg:d="M0 0l686 266 48 167-699-271zM1792 695l581 226-77 118-586-228z">
            <text:p/>
          </draw:path>
          <draw:path draw:style-name="gr3" draw:text-style-name="P1" draw:layer="layout" svg:width="2.44cm" svg:height="1.064cm" svg:x="11.196cm" svg:y="13.861cm" svg:viewBox="0 0 2441 1065" svg:d="M0 0l680 264 48 168-691-269zM1862 723l579 224-80 118-583-226z">
            <text:p/>
          </draw:path>
          <draw:path draw:style-name="gr3" draw:text-style-name="P1" draw:layer="layout" svg:width="2.509cm" svg:height="1.089cm" svg:x="11.173cm" svg:y="13.767cm" svg:viewBox="0 0 2510 1090" svg:d="M0 0l673 261 49 167-684-265zM1934 750l576 224-81 116-581-225z">
            <text:p/>
          </draw:path>
          <draw:path draw:style-name="gr3" draw:text-style-name="P1" draw:layer="layout" svg:width="2.582cm" svg:height="1.117cm" svg:x="11.15cm" svg:y="13.673cm" svg:viewBox="0 0 2583 1118" svg:d="M0 0l667 259 51 169-678-263zM2007 779l576 223-85 116-578-224z">
            <text:p/>
          </draw:path>
          <draw:path draw:style-name="gr3" draw:text-style-name="P1" draw:layer="layout" svg:width="2.655cm" svg:height="1.144cm" svg:x="11.126cm" svg:y="13.579cm" svg:viewBox="0 0 2656 1145" svg:d="M0 0l660 256 53 169-672-261zM2081 807l575 224-86 114-577-224z">
            <text:p/>
          </draw:path>
          <draw:path draw:style-name="gr3" draw:text-style-name="P1" draw:layer="layout" svg:width="2.733cm" svg:height="1.175cm" svg:x="11.1cm" svg:y="13.483cm" svg:viewBox="0 0 2734 1176" svg:d="M0 0l656 255 53 169-665-258zM2160 838l574 223-89 115-575-224z">
            <text:p/>
          </draw:path>
          <draw:path draw:style-name="gr3" draw:text-style-name="P1" draw:layer="layout" svg:width="2.811cm" svg:height="1.203cm" svg:x="11.075cm" svg:y="13.389cm" svg:viewBox="0 0 2812 1204" svg:d="M0 0l650 252 54 169-659-255zM2237 868l575 223-91 113-575-223z">
            <text:p/>
          </draw:path>
          <draw:path draw:style-name="gr3" draw:text-style-name="P1" draw:layer="layout" svg:width="2.894cm" svg:height="1.235cm" svg:x="11.047cm" svg:y="13.292cm" svg:viewBox="0 0 2895 1236" svg:d="M0 0l645 250 56 171-654-254zM2319 900l576 223-95 113-574-223z">
            <text:p/>
          </draw:path>
          <draw:path draw:style-name="gr3" draw:text-style-name="P1" draw:layer="layout" svg:width="2.977cm" svg:height="1.265cm" svg:x="11.019cm" svg:y="13.197cm" svg:viewBox="0 0 2978 1266" svg:d="M0 0l641 249 56 169-648-251zM2401 932l577 223-96 111-575-223z">
            <text:p/>
          </draw:path>
          <draw:path draw:style-name="gr3" draw:text-style-name="P1" draw:layer="layout" svg:width="3.064cm" svg:height="1.299cm" svg:x="10.99cm" svg:y="13.099cm" svg:viewBox="0 0 3065 1300" svg:d="M0 0l635 246 59 172-644-249zM2486 965l579 224-99 111-576-223z">
            <text:p/>
          </draw:path>
          <draw:path draw:style-name="gr3" draw:text-style-name="P1" draw:layer="layout" svg:width="3.153cm" svg:height="1.332cm" svg:x="10.958cm" svg:y="13.002cm" svg:viewBox="0 0 3154 1333" svg:d="M0 0l631 245 61 173-639-248zM2574 999l580 225-101 109-577-223z">
            <text:p/>
          </draw:path>
          <draw:path draw:style-name="gr3" draw:text-style-name="P1" draw:layer="layout" svg:width="3.245cm" svg:height="1.367cm" svg:x="10.927cm" svg:y="12.905cm" svg:viewBox="0 0 3246 1368" svg:d="M0 0l627 243 61 173-634-246zM2663 1033l583 226-105 109-579-224z">
            <text:p/>
          </draw:path>
          <draw:path draw:style-name="gr3" draw:text-style-name="P1" draw:layer="layout" svg:width="3.34cm" svg:height="1.403cm" svg:x="10.894cm" svg:y="12.807cm" svg:viewBox="0 0 3341 1404" svg:d="M0 0l624 242 63 174-630-245zM2756 1070l585 227-107 107-581-226z">
            <text:p/>
          </draw:path>
          <draw:path draw:style-name="gr3" draw:text-style-name="P1" draw:layer="layout" svg:width="3.438cm" svg:height="1.439cm" svg:x="10.86cm" svg:y="12.708cm" svg:viewBox="0 0 3439 1440" svg:d="M0 0l620 241 65 173-626-243zM2850 1106l589 228-110 106-583-227z">
            <text:p/>
          </draw:path>
          <draw:path draw:style-name="gr3" draw:text-style-name="P1" draw:layer="layout" svg:width="3.539cm" svg:height="1.478cm" svg:x="10.824cm" svg:y="12.609cm" svg:viewBox="0 0 3540 1479" svg:d="M0 0l618 240 67 175-623-242zM2947 1144l593 230-113 105-587-227z">
            <text:p/>
          </draw:path>
          <draw:path draw:style-name="gr3" draw:text-style-name="P1" draw:layer="layout" svg:width="3.644cm" svg:height="1.517cm" svg:x="10.787cm" svg:y="12.51cm" svg:viewBox="0 0 3645 1518" svg:d="M0 0l615 239 69 175-620-241zM3048 1183l597 231-116 104-590-229z">
            <text:p/>
          </draw:path>
          <draw:path draw:style-name="gr3" draw:text-style-name="P1" draw:layer="layout" svg:width="3.751cm" svg:height="1.558cm" svg:x="10.748cm" svg:y="12.409cm" svg:viewBox="0 0 3752 1559" svg:d="M0 0l614 238 70 177-617-240zM3152 1223l600 233-120 103-593-230z">
            <text:p/>
          </draw:path>
          <draw:path draw:style-name="gr3" draw:text-style-name="P1" draw:layer="layout" svg:width="3.862cm" svg:height="1.599cm" svg:x="10.708cm" svg:y="12.309cm" svg:viewBox="0 0 3863 1600" svg:d="M0 0l612 237 72 176-615-238zM3258 1264l605 235-122 101-598-232z">
            <text:p/>
          </draw:path>
          <draw:path draw:style-name="gr3" draw:text-style-name="P1" draw:layer="layout" svg:width="3.979cm" svg:height="1.644cm" svg:x="10.665cm" svg:y="12.207cm" svg:viewBox="0 0 3980 1645" svg:d="M0 0l610 237 76 178-614-238zM3370 1308l610 236-128 101-601-234z">
            <text:p/>
          </draw:path>
          <draw:path draw:style-name="gr3" draw:text-style-name="P1" draw:layer="layout" svg:width="4.096cm" svg:height="1.687cm" svg:x="10.622cm" svg:y="12.106cm" svg:viewBox="0 0 4097 1688" svg:d="M0 0l611 237 75 177-611-237zM3483 1352l614 238-130 98-605-235z">
            <text:p/>
          </draw:path>
          <draw:path draw:style-name="gr3" draw:text-style-name="P1" draw:layer="layout" svg:width="4.22cm" svg:height="1.734cm" svg:x="10.576cm" svg:y="12.002cm" svg:viewBox="0 0 4221 1735" svg:d="M0 0l610 237 79 179-611-237zM3602 1398l619 240-134 97-611-237z">
            <text:p/>
          </draw:path>
          <draw:path draw:style-name="gr3" draw:text-style-name="P1" draw:layer="layout" svg:width="4.346cm" svg:height="1.781cm" svg:x="10.529cm" svg:y="11.899cm" svg:viewBox="0 0 4347 1782" svg:d="M0 0l610 237 82 180-610-237zM3723 1445l624 242-137 95-616-239z">
            <text:p/>
          </draw:path>
          <draw:path draw:style-name="gr3" draw:text-style-name="P1" draw:layer="layout" svg:width="4.478cm" svg:height="1.832cm" svg:x="10.479cm" svg:y="11.794cm" svg:viewBox="0 0 4479 1833" svg:d="M0 0l611 237 84 182-610-237zM3851 1494l628 244-143 95-619-241z">
            <text:p/>
          </draw:path>
          <draw:path draw:style-name="gr3" draw:text-style-name="P1" draw:layer="layout" svg:width="4.614cm" svg:height="1.883cm" svg:x="10.427cm" svg:y="11.688cm" svg:viewBox="0 0 4615 1884" svg:d="M0 0l613 238 87 183-610-237zM3983 1546l632 246-145 92-625-243z">
            <text:p/>
          </draw:path>
          <draw:path draw:style-name="gr3" draw:text-style-name="P1" draw:layer="layout" svg:width="4.755cm" svg:height="1.935cm" svg:x="10.374cm" svg:y="11.583cm" svg:viewBox="0 0 4756 1936" svg:d="M0 0l615 239 89 182-612-237zM4120 1598l636 247-149 91-630-245z">
            <text:p/>
          </draw:path>
          <draw:path draw:style-name="gr3" draw:text-style-name="P1" draw:layer="layout" svg:width="4.901cm" svg:height="1.99cm" svg:x="10.317cm" svg:y="11.476cm" svg:viewBox="0 0 4902 1991" svg:d="M0 0l617 240 93 185-612-238zM4262 1654l640 249-155 88-634-246z">
            <text:p/>
          </draw:path>
          <draw:path draw:style-name="gr3" draw:text-style-name="P1" draw:layer="layout" svg:width="5.053cm" svg:height="2.046cm" svg:x="10.258cm" svg:y="11.368cm" svg:viewBox="0 0 5054 2047" svg:d="M0 0l622 241 95 185-616-239zM4411 1711l643 250-159 86-638-247z">
            <text:p/>
          </draw:path>
          <draw:path draw:style-name="gr3" draw:text-style-name="P1" draw:layer="layout" svg:width="5.209cm" svg:height="2.106cm" svg:x="10.196cm" svg:y="11.258cm" svg:viewBox="0 0 5210 2107" svg:d="M0 0l625 242 99 188-617-239zM4565 1772l645 250-164 85-641-249z">
            <text:p/>
          </draw:path>
          <draw:path draw:style-name="gr3" draw:text-style-name="P1" draw:layer="layout" svg:width="5.375cm" svg:height="2.167cm" svg:x="10.13cm" svg:y="11.148cm" svg:viewBox="0 0 5376 2168" svg:d="M0 0l631 245 103 188-623-242zM4729 1835l647 251-170 82-644-250z">
            <text:p/>
          </draw:path>
          <draw:path draw:style-name="gr3" draw:text-style-name="P1" draw:layer="layout" svg:width="5.546cm" svg:height="2.232cm" svg:x="10.061cm" svg:y="11.035cm" svg:viewBox="0 0 5547 2233" svg:d="M0 0l636 247 108 191-626-243zM4901 1901l646 251-177 81-645-250z">
            <text:p/>
          </draw:path>
          <draw:path draw:style-name="gr3" draw:text-style-name="P1" draw:layer="layout" svg:width="5.721cm" svg:height="2.297cm" svg:x="9.99cm" svg:y="10.923cm" svg:viewBox="0 0 5722 2298" svg:d="M0 0l645 250 111 191-633-245zM5078 1970l644 250-180 78-646-250z">
            <text:p/>
          </draw:path>
          <draw:path draw:style-name="gr3" draw:text-style-name="P1" draw:layer="layout" svg:width="5.909cm" svg:height="2.369cm" svg:x="9.912cm" svg:y="10.807cm" svg:viewBox="0 0 5910 2370" svg:d="M0 0l653 253 117 195-639-248zM5269 2044l641 249-188 77-646-251z">
            <text:p/>
          </draw:path>
          <draw:path draw:style-name="gr3" draw:text-style-name="P1" draw:layer="layout" svg:width="6.1cm" svg:height="2.439cm" svg:x="9.833cm" svg:y="10.692cm" svg:viewBox="0 0 6101 2440" svg:d="M0 0l662 257 121 195-645-250zM5465 2120l636 247-194 73-644-250z">
            <text:p/>
          </draw:path>
          <draw:path draw:style-name="gr3" draw:text-style-name="P1" draw:layer="layout" svg:width="6.305cm" svg:height="2.517cm" svg:x="9.745cm" svg:y="10.572cm" svg:viewBox="0 0 6306 2518" svg:d="M0 0l675 262 128 198-656-254zM5680 2204l626 243-202 71-640-248z">
            <text:p/>
          </draw:path>
          <draw:path draw:style-name="gr3" draw:text-style-name="P1" draw:layer="layout" svg:width="6.517cm" svg:height="2.597cm" svg:x="9.652cm" svg:y="10.45cm" svg:viewBox="0 0 6518 2598" svg:d="M0 0l689 267 134 202-665-258zM5904 2292l614 238-207 68-634-246z">
            <text:p/>
          </draw:path>
          <draw:path draw:style-name="gr3" draw:text-style-name="P1" draw:layer="layout" svg:width="6.741cm" svg:height="2.68cm" svg:x="9.555cm" svg:y="10.328cm" svg:viewBox="0 0 6742 2681" svg:d="M0 0l704 273 142 203-679-263zM6143 2384l599 232-215 65-624-243z">
            <text:p/>
          </draw:path>
          <draw:path draw:style-name="gr3" draw:text-style-name="P1" draw:layer="layout" svg:width="6.975cm" svg:height="2.769cm" svg:x="9.449cm" svg:y="10.201cm" svg:viewBox="0 0 6976 2770" svg:d="M0 0l722 280 150 208-692-269zM6400 2484l576 224-223 62-611-237z">
            <text:p/>
          </draw:path>
          <draw:path draw:style-name="gr3" draw:text-style-name="P1" draw:layer="layout" svg:width="7.227cm" svg:height="2.861cm" svg:x="9.334cm" svg:y="10.072cm" svg:viewBox="0 0 7228 2862" svg:d="M0 0l745 289 158 209-709-275zM6678 2591l550 213-232 58-593-229z">
            <text:p/>
          </draw:path>
          <draw:path draw:style-name="gr3" draw:text-style-name="P1" draw:layer="layout" svg:width="7.492cm" svg:height="2.962cm" svg:x="9.208cm" svg:y="9.937cm" svg:viewBox="0 0 7493 2963" svg:d="M0 0l772 300 170 215-728-283zM6978 2708l515 201-241 54-570-221z">
            <text:p/>
          </draw:path>
          <draw:path draw:style-name="gr3" draw:text-style-name="P1" draw:layer="layout" svg:width="7.778cm" svg:height="3.068cm" svg:x="9.069cm" svg:y="9.799cm" svg:viewBox="0 0 7779 3069" svg:d="M0 0l805 312 179 218-750-291zM7307 2835l472 183-252 51-542-210z">
            <text:p/>
          </draw:path>
          <draw:path draw:style-name="gr3" draw:text-style-name="P1" draw:layer="layout" svg:width="8.089cm" svg:height="3.186cm" svg:x="8.913cm" svg:y="9.652cm" svg:viewBox="0 0 8090 3187" svg:d="M0 0l845 328 195 225-779-303zM7673 2977l417 162-265 48-506-197z">
            <text:p/>
          </draw:path>
          <draw:path draw:style-name="gr3" draw:text-style-name="P1" draw:layer="layout" svg:width="8.421cm" svg:height="3.309cm" svg:x="8.738cm" svg:y="9.5cm" svg:viewBox="0 0 8422 3310" svg:d="M0 0l896 348 211 230-813-316-144-134-75-65zM8069 3131l353 137-273 42-460-178z">
            <text:p/>
          </draw:path>
          <draw:path draw:style-name="gr3" draw:text-style-name="P1" draw:layer="layout" svg:width="8.8cm" svg:height="3.452cm" svg:x="8.528cm" svg:y="9.333cm" svg:viewBox="0 0 8801 3453" svg:d="M0 0l965 374 234 240-856-332-84-73-85-72-86-69zM8529 3310l272 105-290 38-404-157z">
            <text:p/>
          </draw:path>
          <draw:path draw:style-name="gr3" draw:text-style-name="P1" draw:layer="layout" svg:width="11.884cm" svg:height="4.579cm" svg:x="5.618cm" svg:y="8.182cm" svg:viewBox="0 0 11885 4580" svg:d="M2651 965l1071 416 259 249-910-354-102-81-104-79-106-77zM0 0l183 8 77 29zM11711 4481l174 68-300 31-334-129z">
            <text:p/>
          </draw:path>
          <draw:path draw:style-name="gr3" draw:text-style-name="P1" draw:layer="layout" svg:width="12.066cm" svg:height="4.559cm" svg:x="5.622cm" svg:y="8.183cm" svg:viewBox="0 0 12067 4560" svg:d="M2273 734l1260 489 76 63 75 65 149 137-989-384-137-99-141-94-145-91zM2 1l-2-1 446 25 259 100-171-37-174-33-178-30zM12016 4515l51 20-320 25-248-96z">
            <text:p/>
          </draw:path>
          <draw:path draw:style-name="gr3" draw:text-style-name="P1" draw:layer="layout" svg:width="11.892cm" svg:height="4.532cm" svg:x="5.866cm" svg:y="8.194cm" svg:viewBox="0 0 11893 4533" svg:d="M114 44l-114-44 507 46 2565 996 90 68 90 70 89 74 88 76-1103-428-243-149-253-139-262-126-272-115-281-102-291-89-300-76zM11893 4519l-209 14-144-55z">
            <text:p/>
          </draw:path>
          <draw:path draw:style-name="gr3" draw:text-style-name="P1" draw:layer="layout" svg:width="11.617cm" svg:height="4.499cm" svg:x="6.141cm" svg:y="8.215cm" svg:viewBox="0 0 11618 4500" svg:d="M344 133l-344-133 149 15 148 19 149 22 149 26 1921 745 113 75 112 78 112 83 111 87-1338-519-301-149-314-133-327-117zM11618 4498l-25 2-18-7z">
            <text:p/>
          </draw:path>
          <draw:polygon draw:style-name="gr3" draw:text-style-name="P1" draw:layer="layout" svg:width="2.426cm" svg:height="0.941cm" svg:x="6.451cm" svg:y="8.251cm" svg:viewBox="0 0 2427 942" draw:points="840,175 1736,523 1910,615 2084,715 2256,824 2427,942 0,0 210,32 421,72 630,120">
            <text:p/>
          </draw:polygon>
          <draw:polygon draw:style-name="gr3" draw:text-style-name="P1" draw:layer="layout" svg:width="1.72cm" svg:height="0.667cm" svg:x="6.845cm" svg:y="8.317cm" svg:viewBox="0 0 1721 668" draw:points="1721,668 0,0 218,49 436,106 653,173 869,250 1085,337 1298,435 1510,545">
            <text:p/>
          </draw:polygon>
          <draw:polygon draw:style-name="gr3" draw:text-style-name="P1" draw:layer="layout" svg:width="0.346cm" svg:height="0.133cm" svg:x="7.571cm" svg:y="8.515cm" svg:viewBox="0 0 347 134" draw:points="347,134 0,0">
            <text:p/>
          </draw:polygon>
          <draw:path draw:style-name="gr3" draw:text-style-name="P1" draw:layer="layout" svg:width="1.2cm" svg:height="1.259cm" svg:x="13.07cm" svg:y="7.989cm" svg:viewBox="0 0 1201 1260" svg:d="M795 423l-173 201-167 206-159 212-152 218-144-35 197-213 198-199zM795 423l406-423z">
            <text:p/>
          </draw:path>
          <draw:polygon draw:style-name="gr3" draw:text-style-name="P1" draw:layer="layout" svg:width="0.275cm" svg:height="0.201cm" svg:x="12.985cm" svg:y="9.15cm" svg:viewBox="0 0 276 202" draw:points="143,0 276,32 162,202 0,163">
            <text:p/>
          </draw:polygon>
          <draw:polygon draw:style-name="gr3" draw:text-style-name="P1" draw:layer="layout" svg:width="0.288cm" svg:height="0.207cm" svg:x="12.902cm" svg:y="9.248cm" svg:viewBox="0 0 289 208" draw:points="139,0 289,37 178,208 0,165">
            <text:p/>
          </draw:polygon>
          <draw:polygon draw:style-name="gr3" draw:text-style-name="P1" draw:layer="layout" svg:width="0.301cm" svg:height="0.213cm" svg:x="12.822cm" svg:y="9.347cm" svg:viewBox="0 0 302 214" draw:points="134,0 302,41 194,214 0,166">
            <text:p/>
          </draw:polygon>
          <draw:polygon draw:style-name="gr3" draw:text-style-name="P1" draw:layer="layout" svg:width="0.311cm" svg:height="0.217cm" svg:x="12.746cm" svg:y="9.447cm" svg:viewBox="0 0 312 218" draw:points="129,0 312,45 208,218 0,167">
            <text:p/>
          </draw:polygon>
          <draw:polygon draw:style-name="gr3" draw:text-style-name="P1" draw:layer="layout" svg:width="0.321cm" svg:height="0.221cm" svg:x="12.672cm" svg:y="9.548cm" svg:viewBox="0 0 322 222" draw:points="123,0 322,49 221,222 0,168">
            <text:p/>
          </draw:polygon>
          <draw:polygon draw:style-name="gr3" draw:text-style-name="P1" draw:layer="layout" svg:width="0.33cm" svg:height="0.225cm" svg:x="12.601cm" svg:y="9.649cm" svg:viewBox="0 0 331 226" draw:points="118,0 331,52 233,226 0,169">
            <text:p/>
          </draw:polygon>
          <draw:polygon draw:style-name="gr3" draw:text-style-name="P1" draw:layer="layout" svg:width="0.339cm" svg:height="0.229cm" svg:x="12.533cm" svg:y="9.751cm" svg:viewBox="0 0 340 230" draw:points="114,0 340,55 245,230 0,170">
            <text:p/>
          </draw:polygon>
          <draw:polygon draw:style-name="gr3" draw:text-style-name="P1" draw:layer="layout" svg:width="0.347cm" svg:height="0.234cm" svg:x="12.467cm" svg:y="9.853cm" svg:viewBox="0 0 348 235" draw:points="110,0 348,58 255,235 0,172">
            <text:p/>
          </draw:polygon>
          <draw:path draw:style-name="gr3" draw:text-style-name="P1" draw:layer="layout" svg:width="2.841cm" svg:height="0.733cm" svg:x="9.917cm" svg:y="9.461cm" svg:viewBox="0 0 2842 734" svg:d="M229 70l1 11 2 12 1 12 1 12-234-57 31-19 35-18 17-8 18-6 18-5 17-3 17-1 15 1 8 2 7 2 6 3 7 3 6 4 5 6 5 5 5 7 3 8 4 9 3 9zM2593 496l249 60-90 178-265-65z">
            <text:p/>
          </draw:path>
          <draw:path draw:style-name="gr3" draw:text-style-name="P1" draw:layer="layout" svg:width="2.842cm" svg:height="0.831cm" svg:x="9.861cm" svg:y="9.468cm" svg:viewBox="0 0 2843 832" svg:d="M0 103v-1l1-2 1-2 2-2 4-5 6-6 17-14 21-16 26-16 27-15 29-14 15-5 15-5 109 27 2 3 2 4 1 4 2 5 1 4 2 5 1 5 1 5 2 18 2 19 2 41v44 46l-268-65-17-42-4-13-2-4v-2zM2584 592l259 64-86 176-274-66z">
            <text:p/>
          </draw:path>
          <draw:path draw:style-name="gr3" draw:text-style-name="P1" draw:layer="layout" svg:width="2.789cm" svg:height="0.856cm" svg:x="9.861cm" svg:y="9.552cm" svg:viewBox="0 0 2790 857" svg:d="M0 19v-1l1-1v-1l1-1v-1l2-2 2-3 3-3 7-6 275 67v47l-1 50-2 102-214-52-51-132-17-43-4-13-2-4v-1zM2522 614l268 65-84 178-282-69z">
            <text:p/>
          </draw:path>
          <draw:path draw:style-name="gr3" draw:text-style-name="P1" draw:layer="layout" svg:width="2.697cm" svg:height="0.837cm" svg:x="9.901cm" svg:y="9.678cm" svg:viewBox="0 0 2698 838" svg:d="M0 0l249 61-2 100 1 49 2 48-173-42-18-57-20-57zM899 316l3 1 2 1 1 2 2 1 1 2v1l1 2v2 2l-1 3v2l-1 2-3 5-4 6-5 5-6 6-14 13-18 15-20 15-131-32 60-28 28-11 26-10 24-6 11-2 10-2h10 9l8 2 4 1zM2422 592l276 68-81 178-289-71z">
            <text:p/>
          </draw:path>
          <draw:path draw:style-name="gr3" draw:text-style-name="P1" draw:layer="layout" svg:width="2.598cm" svg:height="0.814cm" svg:x="9.951cm" svg:y="9.81cm" svg:viewBox="0 0 2599 815" svg:d="M0 0l198 48 1 56 2 27 2 26 4 26 4 24 6 23 6 22-163-40-4-24-6-25-14-53-17-55zM772 189l83 20-5 7-5 7-8 7-8 8-21 17-25 18-60 40-70 44-165-40 76-34 75-36 70-34 33-13zM2314 566l285 70-78 179-298-73z">
            <text:p/>
          </draw:path>
          <draw:path draw:style-name="gr3" draw:text-style-name="P1" draw:layer="layout" svg:width="3.049cm" svg:height="0.793cm" svg:x="9.452cm" svg:y="9.94cm" svg:viewBox="0 0 3050 794" svg:d="M2 38l-1-7-1-6 1-5v-2l1-2 1-2 2-1 2-1 2-1 4-1 6-1 7 1 7 1 18 5 20 7 23 9 110 53 124 61-307-75-6-9-3-4-2-4-3-5-2-4-1-3zM551 199l2-3 2-3 4-7 2-9 2-9 1-10 1-11-1-25-3-27-5-30-8-32-8-33 163 40 4 24 5 24 6 22 7 21 8 20 5 9 5 9 6 8 6 8 6 7 7 7 6 6 7 5 7 4 7 3 8 3 8 2 18 3h18l20-2 21-3 21-5 45-15 48-19 96-45 143 35-230 142-461-113h1zM1422 367h8l7 2 4 1 2 1h2l1 1 1 1v1h1v1 1l-1 2v1l-1 1-2 1-1 2-4 2-5 4-7 3-15 7-19 8-103-25 37-8 35-6 16-1 16-1h15zM2758 542l292 71-76 181-305-75z">
            <text:p/>
          </draw:path>
          <draw:path draw:style-name="gr3" draw:text-style-name="P1" draw:layer="layout" svg:width="3.002cm" svg:height="0.892cm" svg:x="9.452cm" svg:y="9.949cm" svg:viewBox="0 0 3003 893" svg:d="M2 28l-2-11v-4l1-4 1-3 2-2 3-2 4-1 4-1h5l11 1 29 9 37 14 42 19 96 48 101 49 94 41 41 13 18 5 17 2 14 1 13-2 5-1 5-3 4-3 4-3 2-3 2-3 2-3 1-4 2-4 1-4 2-9 1-9 1-11v-11l-1-12 181 44 5 8 5 7 6 7 4 4 3 3 6 6 7 5 8 4 8 3 8 3 9 2 8 2h10l9 1 10-1 21-2 22-4 23-6 185 45-229 142-673-164-70-57-31-27-29-26-24-24-20-23-8-11-7-10-5-10zM1422 357l14 2 4 1 4 2h1l1 1 1 1 1 1v1 1l-1 1v1l-2 2-3 3-9 5-12 7-16 6-207 78-128-31 98-33 96-28 45-10 42-8 38-3 17-1zM2703 640l300 73-74 180-311-76z">
            <text:p/>
          </draw:path>
          <draw:path draw:style-name="gr3" draw:text-style-name="P1" draw:layer="layout" svg:width="2.89cm" svg:height="0.887cm" svg:x="9.52cm" svg:y="10.063cm" svg:viewBox="0 0 2891 888" svg:d="M0 0l895 219-69 44-59 40-25 19-21 17-17 16-6 7-5 7-337-83-186-145-92-73-42-35zM1142 280l118 28-149 55-81 33-80 36-159-39 76-23 88-29 93-32zM2584 632l307 76-71 180-319-78z">
            <text:p/>
          </draw:path>
          <draw:path draw:style-name="gr3" draw:text-style-name="P1" draw:layer="layout" svg:width="3.076cm" svg:height="0.825cm" svg:x="9.29cm" svg:y="10.235cm" svg:viewBox="0 0 3077 826" svg:d="M0 35v-2-2-1-1-1l1-3 1-3 1-2 2-2 2-1 2-2 2-1 6-2h7 8l19 3 22 7 26 9 61 26 294 145-406-99-10-9-9-9-8-9-7-9-5-9-3-4-1-4-2-4-1-4-1-3zM439 0l552 135-17 13-15 12-13 12-11 10-9 10-3 5-3 4-2 4-1 4-1 2v2 2 1l1 4 1 3 3 3 2 2 3 2 4 1 4 1 5 1 10 1 13-1 14-2 16-3 36-9 41-12 93-30 133 32-72 31-70 33-33 17-30 18-28 18-26 19-326-80 1-5-1-5-1-6-2-6-6-12-9-14-12-14-14-16-35-33-42-36-47-38zM1639 411l-1 4-2 4-2 5-3 4-3 4-3 4-4 4-4 4-9 8-11 8-12 8-13 8-135-33 85-33 36-13 30-9 13-2 12-1h4 5 4l4 1 3 2 2 2 2 2 2 3 1 3v4 4zM2763 568l314 77-69 181-325-79z">
            <text:p/>
          </draw:path>
          <draw:path draw:style-name="gr3" draw:text-style-name="P1" draw:layer="layout" svg:width="3.033cm" svg:height="0.921cm" svg:x="9.29cm" svg:y="10.25cm" svg:viewBox="0 0 3034 922" svg:d="M0 20v-2-2-1-2-1l1-2v-1l1-2v-1l1-1 1-1 1-1 1-1 1-1h1l1-1 124 30 344 169 81 37 36 14 33 11 28 7 12 2 11 1 9-1 8-2 4-2 3-1 2-3 2-2 2-2 1-3 1-2v-2l1-3v-2l-1-5-1-6-2-6-2-6-4-6-4-7-5-7-11-14-15-16-16-16 475 116-32 18-29 19-27 19-23 20-10 10-9 10-7 10-7 11-6 10-4 11-3 10-1 11-640-157-117-71-54-35-49-33-42-33-18-15-15-15-13-14-9-14-4-6-3-7-2-6zM1564 381l74 18-2 4-2 5-2 4-3 5-8 9-9 8-12 9-12 9-30 17-36 17-39 17-90 33-148-36 88-31 86-33 79-32 35-13zM2714 662l320 79-66 181-332-81z">
            <text:p/>
          </draw:path>
          <draw:path draw:style-name="gr3" draw:text-style-name="P1" draw:layer="layout" svg:width="2.868cm" svg:height="0.883cm" svg:x="9.415cm" svg:y="10.398cm" svg:viewBox="0 0 2869 884" svg:d="M0 0l877 215-11 12-9 13-3 6-4 7-2 6-3 7-1 6-2 7v6 7 7l1 7 2 6 2 7 4 10 5 10 7 8 6 7 8 7 8 5 9 5 10 4 10 3 11 2 23 3h26l27-3 28-4 30-7 62-17 64-22 64-24 142 35-72 29-80 29-171 60-597-146-18-17-20-17-50-37-123-80-135-82zM2541 622l328 80-64 182-339-83z">
            <text:p/>
          </draw:path>
          <draw:path draw:style-name="gr3" draw:text-style-name="P1" draw:layer="layout" svg:width="3.012cm" svg:height="0.796cm" svg:x="9.232cm" svg:y="10.595cm" svg:viewBox="0 0 3013 797" svg:d="M680 181l1-4 1-5 1-4-1-4-1-5-1-5-2-4-2-5-6-10-9-11-10-11-11-11-28-24-34-25-78-53 534 131 5 10 7 9 8 8 8 7 10 6 10 5 11 3 12 3 13 2 13 1 14 1 14-1 30-3 32-6 160 39-165 59-77 31-35 16-32 17-1072-262 1-5 2-3 3-3 4-3 5-2 5-1 12-2h16l17 2 42 8 103 28 118 38 119 36 108 27 45 7 19 1 18-1 15-2 12-5 5-3 4-3 4-5zM2678 532l335 82-63 183-345-84z">
            <text:p/>
          </draw:path>
          <draw:path draw:style-name="gr3" draw:text-style-name="P1" draw:layer="layout" svg:width="2.974cm" svg:height="0.851cm" svg:x="9.231cm" svg:y="10.652cm" svg:viewBox="0 0 2975 852" svg:d="M0 24v-5l2-4 2-4 3-3 4-3 4-2 12-2 14-1 17 1 40 7 103 27 119 38 122 38 110 28 46 7 20 1 18-1 15-2 13-4 5-4 5-3 3-4 3-5 1-2 1-2v-2l1-2v-2-2-2-2l501 122-40 17-37 16-35 18-30 17-27 19-11 9-10 10-9 9-8 10-6 10-4 10-401-98-36-27-40-24-43-22-46-19-93-32-92-28-84-24-68-23-27-12-11-6-9-7-7-7-5-7-4-7-1-4zM2634 584l341 84-60 184-353-86z">
            <text:p/>
          </draw:path>
          <draw:path draw:style-name="gr3" draw:text-style-name="P1" draw:layer="layout" svg:width="2.89cm" svg:height="0.89cm" svg:x="9.279cm" svg:y="10.723cm" svg:viewBox="0 0 2891 891" svg:d="M0 0l977 239-14 11-13 11-11 11-5 6-4 6-4 6-3 6-3 5-2 6-1 7-1 6-1 6v6l7 92-313-76-6-22-8-21-9-20-12-19-13-17-15-17-33-31-39-27-42-25-45-21-48-19-97-33-94-27-83-25-35-12zM2543 622l348 85-58 184-359-88z">
            <text:p/>
          </draw:path>
          <draw:path draw:style-name="gr3" draw:text-style-name="P1" draw:layer="layout" svg:width="2.285cm" svg:height="0.743cm" svg:x="9.848cm" svg:y="10.982cm" svg:viewBox="0 0 2286 744" svg:d="M44 129l-1-18-3-18-4-17-5-17-6-15-7-16-9-14-9-14 347 85 15 203-315-77zM1931 473l355 87-56 184-367-90z">
            <text:p/>
          </draw:path>
          <draw:path draw:style-name="gr3" draw:text-style-name="P1" draw:layer="layout" svg:width="2.206cm" svg:height="0.724cm" svg:x="9.892cm" svg:y="11.113cm" svg:viewBox="0 0 2207 725" svg:d="M0 0l312 76 16 202-321-79zM1846 452l361 88-54 185-373-92z">
            <text:p/>
          </draw:path>
          <draw:path draw:style-name="gr3" draw:text-style-name="P1" draw:layer="layout" svg:width="2.169cm" svg:height="0.714cm" svg:x="9.896cm" svg:y="11.235cm" svg:viewBox="0 0 2170 715" svg:d="M0 0l317 78 18 201-326-80zM1801 441l369 90-53 184-380-93z">
            <text:p/>
          </draw:path>
          <draw:path draw:style-name="gr3" draw:text-style-name="P1" draw:layer="layout" svg:width="2.132cm" svg:height="0.707cm" svg:x="9.901cm" svg:y="11.355cm" svg:viewBox="0 0 2133 708" svg:d="M0 0l323 79 19 203-331-81zM1757 429l376 92-51 187-389-95z">
            <text:p/>
          </draw:path>
          <draw:path draw:style-name="gr3" draw:text-style-name="P1" draw:layer="layout" svg:width="2.095cm" svg:height="0.698cm" svg:x="9.908cm" svg:y="11.477cm" svg:viewBox="0 0 2096 699" svg:d="M0 0l328 80 21 203-337-82zM1712 418l384 94-50 187-396-97z">
            <text:p/>
          </draw:path>
          <draw:path draw:style-name="gr3" draw:text-style-name="P1" draw:layer="layout" svg:width="2.058cm" svg:height="0.69cm" svg:x="9.915cm" svg:y="11.597cm" svg:viewBox="0 0 2059 691" svg:d="M0 0l333 82 23 204-343-84zM1667 408l392 96-48 187-404-99z">
            <text:p/>
          </draw:path>
          <draw:path draw:style-name="gr3" draw:text-style-name="P1" draw:layer="layout" svg:width="2.021cm" svg:height="0.681cm" svg:x="9.922cm" svg:y="11.719cm" svg:viewBox="0 0 2022 682" svg:d="M0 0l339 83 24 205-349-85zM1623 397l399 98-45 187-413-101z">
            <text:p/>
          </draw:path>
          <draw:path draw:style-name="gr3" draw:text-style-name="P1" draw:layer="layout" svg:width="1.985cm" svg:height="0.672cm" svg:x="9.931cm" svg:y="11.842cm" svg:viewBox="0 0 1986 673" svg:d="M0 0l345 84 25 204-355-87zM1579 386l407 100-44 187-421-103z">
            <text:p/>
          </draw:path>
          <draw:path draw:style-name="gr3" draw:text-style-name="P1" draw:layer="layout" svg:width="1.949cm" svg:height="0.664cm" svg:x="9.939cm" svg:y="11.964cm" svg:viewBox="0 0 1950 665" svg:d="M0 0l351 86 27 204-362-89zM1534 376l416 101-42 188-430-106z">
            <text:p/>
          </draw:path>
          <draw:path draw:style-name="gr3" draw:text-style-name="P1" draw:layer="layout" svg:width="1.914cm" svg:height="0.656cm" svg:x="9.949cm" svg:y="12.086cm" svg:viewBox="0 0 1915 657" svg:d="M0 0l358 87 28 206-370-91zM1491 364l424 104-40 189-440-107z">
            <text:p/>
          </draw:path>
          <draw:path draw:style-name="gr3" draw:text-style-name="P1" draw:layer="layout" svg:width="1.88cm" svg:height="0.648cm" svg:x="9.958cm" svg:y="12.208cm" svg:viewBox="0 0 1881 649" svg:d="M0 0l365 89 29 205-377-92zM1447 354l434 105-40 190-448-110z">
            <text:p/>
          </draw:path>
          <draw:path draw:style-name="gr3" draw:text-style-name="P1" draw:layer="layout" svg:width="1.846cm" svg:height="0.64cm" svg:x="9.968cm" svg:y="12.329cm" svg:viewBox="0 0 1847 641" svg:d="M0 0l372 91 31 206-385-94zM1405 344l442 108-38 189-458-112z">
            <text:p/>
          </draw:path>
          <draw:path draw:style-name="gr3" draw:text-style-name="P1" draw:layer="layout" svg:width="1.812cm" svg:height="0.632cm" svg:x="9.979cm" svg:y="12.452cm" svg:viewBox="0 0 1813 633" svg:d="M17 185l-17-185 380 93 32 206-394-96zM1361 333l452 111-36 189-468-115z">
            <text:p/>
          </draw:path>
          <draw:path draw:style-name="gr3" draw:text-style-name="P1" draw:layer="layout" svg:width="1.779cm" svg:height="0.624cm" svg:x="9.99cm" svg:y="12.575cm" svg:viewBox="0 0 1780 625" svg:d="M6 63l-6-63 388 95 34 206-404-99zM1318 323l462 113-35 189-478-117z">
            <text:p/>
          </draw:path>
          <draw:path draw:style-name="gr3" draw:text-style-name="P1" draw:layer="layout" svg:width="1.747cm" svg:height="0.616cm" svg:x="10.001cm" svg:y="12.697cm" svg:viewBox="0 0 1748 617" svg:d="M0 0l397 97 34 200 1 6-415-101zM1276 312l472 116-34 189-489-119z">
            <text:p/>
          </draw:path>
          <draw:path draw:style-name="gr3" draw:text-style-name="P1" draw:layer="layout" svg:width="1.716cm" svg:height="0.609cm" svg:x="10.011cm" svg:y="12.82cm" svg:viewBox="0 0 1717 610" svg:d="M0 0l408 100 13 74 22 133-427-105zM1235 302l482 117-33 191-499-122z">
            <text:p/>
          </draw:path>
          <draw:path draw:style-name="gr3" draw:text-style-name="P1" draw:layer="layout" svg:width="1.686cm" svg:height="0.604cm" svg:x="10.021cm" svg:y="12.941cm" svg:viewBox="0 0 1687 605" svg:d="M0 0l419 103 35 208-439-108zM1195 292l492 121-31 192-511-125z">
            <text:p/>
          </draw:path>
          <draw:path draw:style-name="gr3" draw:text-style-name="P1" draw:layer="layout" svg:width="1.658cm" svg:height="0.596cm" svg:x="10.031cm" svg:y="13.063cm" svg:viewBox="0 0 1659 597" svg:d="M0 0l431 106 34 206-451-110zM1156 283l503 123-30 191-521-128z">
            <text:p/>
          </draw:path>
          <draw:path draw:style-name="gr3" draw:text-style-name="P1" draw:layer="layout" svg:width="1.631cm" svg:height="0.589cm" svg:x="10.039cm" svg:y="13.186cm" svg:viewBox="0 0 1632 590" svg:d="M0 0l443 109 32 205-462-113zM1118 274l514 125-28 191-534-130z">
            <text:p/>
          </draw:path>
          <draw:path draw:style-name="gr3" draw:text-style-name="P1" draw:layer="layout" svg:width="1.605cm" svg:height="0.583cm" svg:x="10.047cm" svg:y="13.308cm" svg:viewBox="0 0 1606 584" svg:d="M0 0l455 111 30 205-473-115zM1081 265l525 128-27 191-545-133z">
            <text:p/>
          </draw:path>
          <draw:path draw:style-name="gr3" draw:text-style-name="P1" draw:layer="layout" svg:width="1.581cm" svg:height="0.578cm" svg:x="10.055cm" svg:y="13.429cm" svg:viewBox="0 0 1582 579" svg:d="M0 0l466 114 28 205-482-118zM1045 255l537 132-26 192-557-136z">
            <text:p/>
          </draw:path>
          <draw:path draw:style-name="gr3" draw:text-style-name="P1" draw:layer="layout" svg:width="1.558cm" svg:height="0.573cm" svg:x="10.062cm" svg:y="13.551cm" svg:viewBox="0 0 1559 574" svg:d="M0 0l476 116 26 205-490-120zM1010 247l549 134-25 193-570-140z">
            <text:p/>
          </draw:path>
          <draw:path draw:style-name="gr3" draw:text-style-name="P1" draw:layer="layout" svg:width="1.536cm" svg:height="0.567cm" svg:x="10.07cm" svg:y="13.672cm" svg:viewBox="0 0 1537 568" svg:d="M0 0l485 119 24 204-496-121zM975 239l562 137-24 192-583-142z">
            <text:p/>
          </draw:path>
          <draw:path draw:style-name="gr3" draw:text-style-name="P1" draw:layer="layout" svg:width="1.513cm" svg:height="0.562cm" svg:x="10.077cm" svg:y="13.794cm" svg:viewBox="0 0 1514 563" svg:d="M0 0l492 121 24 204-503-123zM941 230l573 141-22 192-596-145z">
            <text:p/>
          </draw:path>
          <draw:path draw:style-name="gr3" draw:text-style-name="P1" draw:layer="layout" svg:width="1.492cm" svg:height="0.557cm" svg:x="10.085cm" svg:y="13.915cm" svg:viewBox="0 0 1493 558" svg:d="M0 0l499 122 23 203-507-124zM906 222l587 143-22 193-608-149z">
            <text:p/>
          </draw:path>
          <draw:path draw:style-name="gr3" draw:text-style-name="P1" draw:layer="layout" svg:width="1.47cm" svg:height="0.551cm" svg:x="10.094cm" svg:y="14.038cm" svg:viewBox="0 0 1471 552" svg:d="M11 138l-11-138 504 123 23 203-511-125zM871 213l600 147-21 192-622-152z">
            <text:p/>
          </draw:path>
          <draw:path draw:style-name="gr3" draw:text-style-name="P1" draw:layer="layout" svg:width="1.448cm" svg:height="0.547cm" svg:x="10.103cm" svg:y="14.159cm" svg:viewBox="0 0 1449 548" svg:d="M1 17l-1-17 508 124 24 205-515-127zM836 204l613 150-20 194-635-155z">
            <text:p/>
          </draw:path>
          <draw:path draw:style-name="gr3" draw:text-style-name="P1" draw:layer="layout" svg:width="1.426cm" svg:height="0.542cm" svg:x="10.113cm" svg:y="14.282cm" svg:viewBox="0 0 1427 543" svg:d="M0 0l512 125 25 205-521-128zM800 195l627 154-19 194-650-159z">
            <text:p/>
          </draw:path>
          <draw:path draw:style-name="gr3" draw:text-style-name="P1" draw:layer="layout" svg:width="1.404cm" svg:height="0.537cm" svg:x="10.123cm" svg:y="14.403cm" svg:viewBox="0 0 1405 538" svg:d="M0 0l517 127 26 204-527-128zM765 187l640 157-17 194-664-162z">
            <text:p/>
          </draw:path>
          <draw:path draw:style-name="gr3" draw:text-style-name="P1" draw:layer="layout" svg:width="1.384cm" svg:height="0.532cm" svg:x="10.133cm" svg:y="14.526cm" svg:viewBox="0 0 1385 533" svg:d="M0 0l523 128 27 205-535-131zM730 179l655 160-17 194-678-166z">
            <text:p/>
          </draw:path>
          <draw:path draw:style-name="gr3" draw:text-style-name="P1" draw:layer="layout" svg:width="1.364cm" svg:height="0.526cm" svg:x="10.142cm" svg:y="14.648cm" svg:viewBox="0 0 1365 527" svg:d="M0 0l529 130 28 204-542-133zM696 170l669 164-16 193-693-169z">
            <text:p/>
          </draw:path>
          <draw:path draw:style-name="gr3" draw:text-style-name="P1" draw:layer="layout" svg:width="1.345cm" svg:height="0.523cm" svg:x="10.151cm" svg:y="14.771cm" svg:viewBox="0 0 1346 524" svg:d="M0 0l537 131 29 205-552-135zM663 162l683 168-15 194-707-174z">
            <text:p/>
          </draw:path>
          <draw:path draw:style-name="gr3" draw:text-style-name="P1" draw:layer="layout" svg:width="1.327cm" svg:height="0.519cm" svg:x="10.16cm" svg:y="14.892cm" svg:viewBox="0 0 1328 520" svg:d="M0 0l545 133 30 206-561-137zM630 154l698 171-14 195-723-177z">
            <text:p/>
          </draw:path>
          <draw:polygon draw:style-name="gr3" draw:text-style-name="P1" draw:layer="layout" svg:width="1.31cm" svg:height="0.515cm" svg:x="10.168cm" svg:y="15.014cm" svg:viewBox="0 0 1311 516" draw:points="0,0 555,136 574,265 598,146 1311,320 1298,516 13,202">
            <text:p/>
          </draw:polygon>
          <draw:polygon draw:style-name="gr3" draw:text-style-name="P1" draw:layer="layout" svg:width="1.294cm" svg:height="0.511cm" svg:x="10.176cm" svg:y="15.135cm" svg:viewBox="0 0 1295 512" draw:points="0,0 565,138 566,144 567,139 1295,317 1283,512 12,202">
            <text:p/>
          </draw:polygon>
          <draw:polygon draw:style-name="gr3" draw:text-style-name="P1" draw:layer="layout" svg:width="1.279cm" svg:height="0.507cm" svg:x="10.184cm" svg:y="15.257cm" svg:viewBox="0 0 1280 508" draw:points="0,0 1280,313 1268,508 12,201">
            <text:p/>
          </draw:polygon>
          <draw:polygon draw:style-name="gr3" draw:text-style-name="P1" draw:layer="layout" svg:width="1.265cm" svg:height="1.64cm" svg:x="10.191cm" svg:y="15.379cm" svg:viewBox="0 0 1266 1641" draw:points="50,1641 0,0 1266,310 1214,1641">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10-03T14:05:18</dc:date>
    <meta:generator>OpenOffice/4.1.0$Unix OpenOffice.org_project/410m18$Build-9764</meta:generator>
    <meta:editing-duration>PT5M50S</meta:editing-duration>
    <meta:editing-cycles>1</meta:editing-cycles>
    <meta:document-statistic meta:object-count="469"/>
  </office:meta>
</office:document-meta>
</file>